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0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&gt;<text:s text:c="2"/></text:span><text:span text:style-name="T2"/></text:p>
      <text:p text:style-name="P1"><text:span text:style-name="T3"><text:s text:c="2"/>*<text:s/></text:span><text:span text:style-name="T4"/></text:p>
      <text:p text:style-name="P1"><text:span text:style-name="T5"><text:s text:c="3"/>* *<text:s/></text:span><text:span text:style-name="T6"/></text:p>
      <text:p text:style-name="P1"><text:span text:style-name="T7"><text:s text:c="2"/>* * *<text:s/></text:span><text:span text:style-name="T8"/></text:p>
      <text:p text:style-name="P1"><text:span text:style-name="T9"><text:s/>* * * *<text:s/></text:span><text:span text:style-name="T10"/></text:p>
      <text:p text:style-name="P1"><text:span text:style-name="T11">* * * * *<text:s/></text:span><text:span text:style-name="T12"/></text:p>
      <text:p text:style-name="P1"><text:span text:style-name="T13">package com.day4;</text:span><text:span text:style-name="T14"/></text:p>
      <text:p text:style-name="P1"><text:span text:style-name="T15"/></text:p>
      <text:p text:style-name="P1"><text:span text:style-name="T15">public class Main {</text:span><text:span text:style-name="T16"/></text:p>
      <text:p text:style-name="P1"><text:span text:style-name="T17"/></text:p>
      <text:p text:style-name="P1"><text:span text:style-name="T17"><text:s text:c="4"/>public static void main(String[] args){</text:span><text:span text:style-name="T18"/></text:p>
      <text:p text:style-name="P1"><text:span text:style-name="T19"/></text:p>
      <text:p text:style-name="P1"><text:span text:style-name="T19"><text:s text:c="8"/>int i, j, row = 6;</text:span><text:span text:style-name="T20"/></text:p>
      <text:p text:style-name="P1"><text:span text:style-name="T21">//Outer loop work for rows</text:span><text:span text:style-name="T22"/></text:p>
      <text:p text:style-name="P1"><text:span text:style-name="T23"><text:s text:c="8"/>for (i=0; i&lt;row; i++)</text:span><text:span text:style-name="T24"/></text:p>
      <text:p text:style-name="P1"><text:span text:style-name="T25"><text:s text:c="8"/>{</text:span><text:span text:style-name="T26"/></text:p>
      <text:p text:style-name="P1"><text:span text:style-name="T27">//inner loop work for space</text:span><text:span text:style-name="T28"/></text:p>
      <text:p text:style-name="P1"><text:span text:style-name="T29"><text:s text:c="12"/>for (j=row-i; j&gt;1; j--)</text:span><text:span text:style-name="T30"/></text:p>
      <text:p text:style-name="P1"><text:span text:style-name="T31"><text:s text:c="12"/>{</text:span><text:span text:style-name="T32"/></text:p>
      <text:p text:style-name="P1"><text:span text:style-name="T33">//prints space between two stars</text:span><text:span text:style-name="T34"/></text:p>
      <text:p text:style-name="P1"><text:span text:style-name="T35"><text:s text:c="16"/>System.out.print(" ");</text:span><text:span text:style-name="T36"/></text:p>
      <text:p text:style-name="P1"><text:span text:style-name="T37"><text:s text:c="12"/>}</text:span><text:span text:style-name="T38"/></text:p>
      <text:p text:style-name="P1"><text:span text:style-name="T39">//inner loop for columns</text:span><text:span text:style-name="T40"/></text:p>
      <text:p text:style-name="P1"><text:span text:style-name="T41"><text:s text:c="12"/>for (j=0; j&lt;=i; j++ )</text:span><text:span text:style-name="T42"/></text:p>
      <text:p text:style-name="P1"><text:span text:style-name="T43"><text:s text:c="12"/>{</text:span><text:span text:style-name="T44"/></text:p>
      <text:p text:style-name="P1"><text:span text:style-name="T45">//prints star</text:span><text:span text:style-name="T46"/></text:p>
      <text:p text:style-name="P1"><text:span text:style-name="T47"><text:s text:c="16"/>System.out.print("* ");</text:span><text:span text:style-name="T48"/></text:p>
      <text:p text:style-name="P1"><text:span text:style-name="T49"><text:s text:c="12"/>}</text:span><text:span text:style-name="T50"/></text:p>
      <text:p text:style-name="P1"><text:span text:style-name="T51">//throws the cursor in a new line after printing each line</text:span><text:span text:style-name="T52"/></text:p>
      <text:p text:style-name="P1"><text:span text:style-name="T53"><text:s text:c="12"/>System.out.println();</text:span><text:span text:style-name="T54"/></text:p>
      <text:p text:style-name="P1"><text:span text:style-name="T55"><text:s text:c="8"/>}</text:span><text:span text:style-name="T56"/></text:p>
      <text:p text:style-name="P1"><text:span text:style-name="T57"><text:s text:c="4"/>}</text:span><text:span text:style-name="T58"/></text:p>
      <text:p text:style-name="P1"><text:span text:style-name="T59">}</text:span><text:span text:style-name="T60"/></text:p>
      <text:p text:style-name="P1"><text:span text:style-name="T61"/></text:p>
      <text:p text:style-name="P1"><text:span text:style-name="T61"/></text:p>
      <text:p text:style-name="P1"><text:span text:style-name="T61"/></text:p>
      <text:p text:style-name="P1"><text:span text:style-name="T61">2&gt;</text:span><text:span text:style-name="T62"/></text:p>
      <text:p text:style-name="P1"><text:span text:style-name="T63">*</text:span><text:span text:style-name="T64"/></text:p>
      <text:p text:style-name="P1"><text:span text:style-name="T65">* *</text:span><text:span text:style-name="T66"/></text:p>
      <text:p text:style-name="P1"><text:span text:style-name="T67">* * *</text:span><text:span text:style-name="T68"/></text:p>
      <text:p text:style-name="P1"><text:span text:style-name="T69">* * * *</text:span><text:span text:style-name="T70"/></text:p>
      <text:p text:style-name="P1"><text:span text:style-name="T71">* * * * *</text:span><text:span text:style-name="T72"/></text:p>
      <text:p text:style-name="P1"><text:span text:style-name="T73">package com.day4;</text:span><text:span text:style-name="T74"/></text:p>
      <text:p text:style-name="P1"><text:span text:style-name="T75"/></text:p>
      <text:p text:style-name="P1"><text:span text:style-name="T75">public class Star1 {</text:span><text:span text:style-name="T76"/></text:p>
      <text:p text:style-name="P1"><text:span text:style-name="T77"/></text:p>
      <text:p text:style-name="P1"><text:span text:style-name="T77"><text:s text:c="4"/>public static void main(String[] args) {</text:span><text:span text:style-name="T78"/></text:p>
      <text:p text:style-name="P1"><text:span text:style-name="T79"><text:s text:c="8"/>int i, j, row = 6;</text:span><text:span text:style-name="T80"/></text:p>
      <text:p text:style-name="P1"><text:span text:style-name="T81"><text:s text:c="8"/>for (i = 0; i &lt; row; i++) {</text:span><text:span text:style-name="T82"/></text:p>
      <text:p text:style-name="P1"><text:span text:style-name="T83"><text:s text:c="12"/>for (j = row - 1; j &gt; 1; j--) {</text:span><text:span text:style-name="T84"/></text:p>
      <text:p text:style-name="P1"><text:span text:style-name="T85"><text:s text:c="16"/>System.out.print("");</text:span><text:span text:style-name="T86"/></text:p>
      <text:p text:style-name="P1"><text:span text:style-name="T87"><text:s text:c="12"/>}</text:span><text:span text:style-name="T88"/></text:p>
      <text:p text:style-name="P1"><text:span text:style-name="T89"><text:s text:c="12"/>for (j = 0; j &lt;= i; j++) {</text:span><text:span text:style-name="T90"/></text:p>
      <text:p text:style-name="P1"><text:span text:style-name="T91"><text:s text:c="16"/>System.out.print("* ");</text:span><text:span text:style-name="T92"/></text:p>
      <text:p text:style-name="P1"><text:span text:style-name="T93"/></text:p>
      <text:p text:style-name="P1"><text:span text:style-name="T93"><text:s text:c="12"/>}</text:span><text:span text:style-name="T94"/></text:p>
      <text:p text:style-name="P1"><text:span text:style-name="T95"><text:s text:c="12"/>System.out.println();</text:span><text:span text:style-name="T96"/></text:p>
      <text:p text:style-name="P1"><text:span text:style-name="T97"><text:s text:c="8"/>}</text:span><text:span text:style-name="T98"/></text:p>
      <text:p text:style-name="P1"><text:span text:style-name="T99"><text:s text:c="4"/>}</text:span><text:span text:style-name="T100"/></text:p>
      <text:p text:style-name="P1"><text:span text:style-name="T101">}</text:span><text:span text:style-name="T102"/></text:p>
      <text:p text:style-name="P1"><text:span text:style-name="T103"><text:s/></text:span><text:span text:style-name="T104"/></text:p>
      <text:p text:style-name="P1"><text:span text:style-name="T105"/></text:p>
      <text:p text:style-name="P1"><text:span text:style-name="T105">3&gt;</text:span><text:span text:style-name="T106"/></text:p>
      <text:p text:style-name="P1"><text:span text:style-name="T107"><text:s text:c="11"/>*<text:s/></text:span><text:span text:style-name="T108"/></text:p>
      <text:p text:style-name="P1"><text:span text:style-name="T109"><text:s text:c="9"/>* *<text:s/></text:span><text:span text:style-name="T110"/></text:p>
      <text:p text:style-name="P1"><text:span text:style-name="T111"><text:s text:c="7"/>* * *<text:s/></text:span><text:span text:style-name="T112"/></text:p>
      <text:p text:style-name="P1"><text:span text:style-name="T113"><text:s text:c="5"/>* * * *<text:s/></text:span><text:span text:style-name="T114"/></text:p>
      <text:p text:style-name="P1"><text:span text:style-name="T115"><text:s text:c="3"/>* * * * *</text:span></text:p>
      <text:p text:style-name="P1"><text:span text:style-name="T115">public class Star4 {</text:span></text:p>
      <text:p text:style-name="P1"><text:span text:style-name="T115"><text:s text:c="4"/>public static void main(String[] args){</text:span></text:p>
      <text:p text:style-name="P1"><text:span text:style-name="T115"><text:s text:c="8"/>int i, j, row = 6;</text:span></text:p>
      <text:p text:style-name="P1"><text:span text:style-name="T115"><text:s text:c="8"/>for (i=0; i&lt;row; i++)</text:span></text:p>
      <text:p text:style-name="P1"><text:span text:style-name="T115"><text:s text:c="8"/>{</text:span></text:p>
      <text:p text:style-name="P1"><text:span text:style-name="T115"><text:s text:c="12"/>for (j=2*(row-i); j&gt;=0; j--)</text:span></text:p>
      <text:p text:style-name="P1"><text:span text:style-name="T115"><text:s text:c="12"/>{</text:span></text:p>
      <text:p text:style-name="P1"><text:span text:style-name="T115"><text:s text:c="16"/>System.out.print(" ");</text:span></text:p>
      <text:p text:style-name="P1"><text:span text:style-name="T115"><text:s text:c="12"/>}</text:span></text:p>
      <text:p text:style-name="P1"><text:span text:style-name="T115"><text:s text:c="12"/>for (j=0; j&lt;=i; j++ )</text:span></text:p>
      <text:p text:style-name="P1"><text:span text:style-name="T115"><text:s text:c="12"/>{</text:span></text:p>
      <text:p text:style-name="P1"><text:span text:style-name="T115"><text:s text:c="16"/>System.out.print("* ");</text:span></text:p>
      <text:p text:style-name="P1"><text:span text:style-name="T115"><text:s text:c="12"/>}</text:span></text:p>
      <text:p text:style-name="P1"><text:span text:style-name="T115"><text:s text:c="12"/>System.out.println();</text:span></text:p>
      <text:p text:style-name="P1"><text:span text:style-name="T115"><text:s text:c="12"/>}</text:span></text:p>
      <text:p text:style-name="P1"><text:span text:style-name="T115"/></text:p>
      <text:p text:style-name="P1"><text:span text:style-name="T115"/></text:p>
      <text:p text:style-name="P1"><text:span text:style-name="T115"><text:s text:c="8"/>}</text:span></text:p>
      <text:p text:style-name="P1"><text:span text:style-name="T115">}</text:span></text:p>
      <text:p text:style-name="P1"><text:span text:style-name="T116"/></text:p>
      <text:p text:style-name="P1"><text:span text:style-name="T117">4&gt;</text:span><text:span text:style-name="T118"/></text:p>
      <text:p text:style-name="P1"><text:span text:style-name="T119"><text:s/></text:span><text:span text:style-name="T120"/></text:p>
      <text:p text:style-name="P1"><text:span text:style-name="T121"><text:s text:c="4"/>*</text:span><text:span text:style-name="T122"/></text:p>
      <text:p text:style-name="P1"><text:span text:style-name="T123"><text:s text:c="3"/>***</text:span><text:span text:style-name="T124"/></text:p>
      <text:p text:style-name="P1"><text:span text:style-name="T125"><text:s text:c="2"/>*****</text:span><text:span text:style-name="T126"/></text:p>
      <text:p text:style-name="P1"><text:span text:style-name="T127"><text:s/>*******</text:span><text:span text:style-name="T128"/></text:p>
      <text:p text:style-name="P1"><text:span text:style-name="T129">*********</text:span><text:span text:style-name="T130"/></text:p>
      <text:p text:style-name="P1"><text:span text:style-name="T131"><text:s/>*******</text:span><text:span text:style-name="T132"/></text:p>
      <text:p text:style-name="P1"><text:span text:style-name="T133"><text:s text:c="2"/>*****</text:span><text:span text:style-name="T134"/></text:p>
      <text:p text:style-name="P1"><text:span text:style-name="T135"><text:s text:c="3"/>***</text:span><text:span text:style-name="T136"/></text:p>
      <text:p text:style-name="P1"><text:span text:style-name="T137"><text:s text:c="4"/>*</text:span></text:p>
      <text:p text:style-name="P1"><text:span text:style-name="T137">public class Star4 {</text:span></text:p>
      <text:p text:style-name="P1"><text:span text:style-name="T137"><text:s text:c="4"/>public static void main(String[] args){</text:span></text:p>
      <text:p text:style-name="P1"><text:span text:style-name="T137"><text:s text:c="8"/>int row, i, j, space = 1;</text:span></text:p>
      <text:p text:style-name="P1"><text:span text:style-name="T137"><text:s text:c="8"/>System.out.print("Enter the number of rows you want to print: ");</text:span></text:p>
      <text:p text:style-name="P1"><text:span text:style-name="T137"><text:s text:c="8"/>Scanner sc = new Scanner(System.in);</text:span></text:p>
      <text:p text:style-name="P1"><text:span text:style-name="T137"><text:s text:c="8"/>row = sc.nextInt();</text:span></text:p>
      <text:p text:style-name="P1"><text:span text:style-name="T137"><text:s text:c="8"/>space = row - 1;</text:span></text:p>
      <text:p text:style-name="P1"><text:span text:style-name="T137"><text:s text:c="8"/>for (j = 1; j &lt;= row; j++) {</text:span></text:p>
      <text:p text:style-name="P1"><text:span text:style-name="T137"><text:s text:c="12"/>for (i = 1; i &lt;= space; i++) {</text:span></text:p>
      <text:p text:style-name="P1"><text:span text:style-name="T137"><text:s text:c="16"/>System.out.print(" ");</text:span></text:p>
      <text:p text:style-name="P1"><text:span text:style-name="T137"><text:s text:c="12"/>}</text:span></text:p>
      <text:p text:style-name="P1"><text:span text:style-name="T137"><text:s text:c="12"/>space--;</text:span></text:p>
      <text:p text:style-name="P1"><text:span text:style-name="T137"><text:s text:c="12"/>for (i = 1; i &lt;= 2 * j - 1; i++) {</text:span></text:p>
      <text:p text:style-name="P1"><text:span text:style-name="T137"><text:s text:c="16"/>System.out.print("*");</text:span></text:p>
      <text:p text:style-name="P1"><text:span text:style-name="T137"><text:s text:c="12"/>}</text:span></text:p>
      <text:p text:style-name="P1"><text:span text:style-name="T137"><text:s text:c="12"/>System.out.println("");</text:span></text:p>
      <text:p text:style-name="P1"><text:span text:style-name="T137"><text:s text:c="8"/>}</text:span></text:p>
      <text:p text:style-name="P1"><text:span text:style-name="T137"><text:s text:c="8"/>space = 1;</text:span></text:p>
      <text:p text:style-name="P1"><text:span text:style-name="T137"><text:s text:c="8"/>for (j = 1; j &lt;= row - 1; j++) {</text:span></text:p>
      <text:p text:style-name="P1"><text:span text:style-name="T137"><text:s text:c="12"/>for (i = 1; i &lt;= space; i++) {</text:span></text:p>
      <text:p text:style-name="P1"><text:span text:style-name="T137"><text:s text:c="16"/>System.out.print(" ");</text:span></text:p>
      <text:p text:style-name="P1"><text:span text:style-name="T137"><text:s text:c="12"/>}</text:span></text:p>
      <text:p text:style-name="P1"><text:span text:style-name="T137"><text:s text:c="12"/>space++;</text:span></text:p>
      <text:p text:style-name="P1"><text:span text:style-name="T137"><text:s text:c="12"/>for (i = 1; i &lt;= 2 * (row - j) - 1; i++) {</text:span></text:p>
      <text:p text:style-name="P1"><text:span text:style-name="T137"><text:s text:c="16"/>System.out.print("*");</text:span></text:p>
      <text:p text:style-name="P1"><text:span text:style-name="T137"><text:s text:c="12"/>}</text:span></text:p>
      <text:p text:style-name="P1"><text:span text:style-name="T137"><text:s text:c="12"/>System.out.println("");</text:span></text:p>
      <text:p text:style-name="P1"><text:span text:style-name="T137"><text:s text:c="8"/>}</text:span></text:p>
      <text:p text:style-name="P1"><text:span text:style-name="T137"><text:s text:c="4"/>}</text:span></text:p>
      <text:p text:style-name="P1"><text:span text:style-name="T137">}</text:span><text:span text:style-name="T138"/></text:p>
      <text:p text:style-name="P1"><text:span text:style-name="T139"/></text:p>
      <text:p text:style-name="P1"><text:span text:style-name="T139">5&gt;</text:span><text:span text:style-name="T140"/></text:p>
      <text:p text:style-name="P1"><text:span text:style-name="T141">* * * * *<text:s/></text:span><text:span text:style-name="T142"/></text:p>
      <text:p text:style-name="P1"><text:span text:style-name="T143">* * * *<text:s/></text:span><text:span text:style-name="T144"/></text:p>
      <text:p text:style-name="P1"><text:span text:style-name="T145">* * *<text:s/></text:span><text:span text:style-name="T146"/></text:p>
      <text:p text:style-name="P1"><text:span text:style-name="T147">* *<text:s/></text:span><text:span text:style-name="T148"/></text:p>
      <text:p text:style-name="P1"><text:span text:style-name="T149">*</text:span><text:span text:style-name="T150"/></text:p>
      <text:p text:style-name="P1"><text:span text:style-name="T151"/></text:p>
      <text:p text:style-name="P1"><text:span text:style-name="T151">package com.day4;</text:span><text:span text:style-name="T152"/></text:p>
      <text:p text:style-name="P1"><text:span text:style-name="T153"/></text:p>
      <text:p text:style-name="P1"><text:span text:style-name="T153">public class Star2 {</text:span><text:span text:style-name="T154"/></text:p>
      <text:p text:style-name="P1"><text:span text:style-name="T155"><text:s text:c="4"/>public static void main(String[] args) {</text:span><text:span text:style-name="T156"/></text:p>
      <text:p text:style-name="P1"><text:span text:style-name="T157"/></text:p>
      <text:p text:style-name="P1"><text:span text:style-name="T157"><text:s text:c="8"/>int i, j, row = 5;</text:span><text:span text:style-name="T158"/></text:p>
      <text:p text:style-name="P1"><text:span text:style-name="T159"><text:s text:c="8"/>for (i = row; i &gt; 0; i--) {</text:span><text:span text:style-name="T160"/></text:p>
      <text:p text:style-name="P1"><text:span text:style-name="T161"><text:s text:c="12"/>for (j = row ; j &gt; 0; j--) {</text:span><text:span text:style-name="T162"/></text:p>
      <text:p text:style-name="P1"><text:span text:style-name="T163"/></text:p>
      <text:p text:style-name="P1"><text:span text:style-name="T163"><text:s text:c="16"/>System.out.print("");</text:span><text:span text:style-name="T164"/></text:p>
      <text:p text:style-name="P1"><text:span text:style-name="T165"><text:s text:c="12"/>}</text:span><text:span text:style-name="T166"/></text:p>
      <text:p text:style-name="P1"><text:span text:style-name="T167"><text:s text:c="12"/>for (j = 0; j &lt;= i-1; j++) {</text:span><text:span text:style-name="T168"/></text:p>
      <text:p text:style-name="P1"><text:span text:style-name="T169"><text:s text:c="16"/>System.out.print("* ");</text:span><text:span text:style-name="T170"/></text:p>
      <text:p text:style-name="P1"><text:span text:style-name="T171"/></text:p>
      <text:p text:style-name="P1"><text:span text:style-name="T171"><text:s text:c="12"/>}</text:span><text:span text:style-name="T172"/></text:p>
      <text:p text:style-name="P1"><text:span text:style-name="T173"/></text:p>
      <text:p text:style-name="P1"><text:span text:style-name="T173"><text:s text:c="12"/>System.out.println();</text:span><text:span text:style-name="T174"/></text:p>
      <text:p text:style-name="P1"><text:span text:style-name="T175"><text:s text:c="8"/>}</text:span><text:span text:style-name="T176"/></text:p>
      <text:p text:style-name="P1"><text:span text:style-name="T177"><text:s text:c="4"/>}</text:span><text:span text:style-name="T178"/></text:p>
      <text:p text:style-name="P1"><text:span text:style-name="T179">}</text:span><text:span text:style-name="T180"/></text:p>
      <text:p text:style-name="P1"><text:span text:style-name="T181"><text:s/></text:span><text:span text:style-name="T182"/></text:p>
      <text:p text:style-name="P1"><text:span text:style-name="T183">6&gt;</text:span><text:span text:style-name="T184"/></text:p>
      <text:p text:style-name="P1"><text:span text:style-name="T185"><text:s text:c="5"/>*</text:span><text:span text:style-name="T186"/></text:p>
      <text:p text:style-name="P1"><text:span text:style-name="T187"><text:s text:c="4"/>**</text:span><text:span text:style-name="T188"/></text:p>
      <text:p text:style-name="P1"><text:span text:style-name="T189"><text:s text:c="3"/>***</text:span><text:span text:style-name="T190"/></text:p>
      <text:p text:style-name="P1"><text:span text:style-name="T191"><text:s text:c="2"/>****</text:span><text:span text:style-name="T192"/></text:p>
      <text:p text:style-name="P1"><text:span text:style-name="T193"><text:s/>*****</text:span><text:span text:style-name="T194"/></text:p>
      <text:p text:style-name="P1"><text:span text:style-name="T195">******</text:span></text:p>
      <text:p text:style-name="P1"><text:span text:style-name="T195">package com.day4;</text:span></text:p>
      <text:p text:style-name="P1"><text:span text:style-name="T195">public class Star3 {</text:span></text:p>
      <text:p text:style-name="P1"><text:span text:style-name="T195"><text:s text:c="4"/>public static void main(String[] args){</text:span></text:p>
      <text:p text:style-name="P1"><text:span text:style-name="T195">int i, j, row = 6;</text:span></text:p>
      <text:p text:style-name="P1"><text:span text:style-name="T195"><text:s text:c="8"/>for (i = 0; i &lt; row; i++) {</text:span></text:p>
      <text:p text:style-name="P1"><text:span text:style-name="T195"><text:s text:c="12"/>for (j = row - i; j &gt; 1; j--) {</text:span></text:p>
      <text:p text:style-name="P1"><text:span text:style-name="T195"><text:s text:c="16"/>System.out.print(" ");</text:span></text:p>
      <text:p text:style-name="P1"><text:span text:style-name="T195"><text:s text:c="12"/>}</text:span></text:p>
      <text:p text:style-name="P1"><text:span text:style-name="T195"><text:s text:c="12"/>for (j = 0; j &lt;= i; j++) {</text:span></text:p>
      <text:p text:style-name="P1"><text:span text:style-name="T195"><text:s text:c="16"/>System.out.print("* ");</text:span></text:p>
      <text:p text:style-name="P1"><text:span text:style-name="T195"><text:s text:c="12"/>}</text:span></text:p>
      <text:p text:style-name="P1"><text:span text:style-name="T195"><text:s text:c="12"/>System.out.println();</text:span></text:p>
      <text:p text:style-name="P1"><text:span text:style-name="T195"><text:s text:c="8"/>}</text:span></text:p>
      <text:p text:style-name="P1"><text:span text:style-name="T195"><text:s text:c="4"/>}</text:span></text:p>
      <text:p text:style-name="P1"><text:span text:style-name="T195">}</text:span><text:span text:style-name="T196"/></text:p>
      <text:p text:style-name="P1"><text:span text:style-name="T197"><text:s/></text:span><text:span text:style-name="T198"/></text:p>
      <text:p text:style-name="P1"><text:span text:style-name="T199">7&gt;</text:span><text:span text:style-name="T200"/></text:p>
      <text:p text:style-name="P1"><text:span text:style-name="T201">* * * * *<text:s/></text:span><text:span text:style-name="T202"/></text:p>
      <text:p text:style-name="P1"><text:span text:style-name="T203"><text:s text:c="2"/>* * * *<text:s/></text:span><text:span text:style-name="T204"/></text:p>
      <text:p text:style-name="P1"><text:span text:style-name="T205"><text:s text:c="3"/>* * *<text:s/></text:span><text:span text:style-name="T206"/></text:p>
      <text:p text:style-name="P1"><text:span text:style-name="T207"><text:s text:c="4"/>* *<text:s/></text:span><text:span text:style-name="T208"/></text:p>
      <text:p text:style-name="P1"><text:span text:style-name="T209"><text:s text:c="5"/>* </text:span></text:p>
      <text:p text:style-name="P1"><text:span text:style-name="T209">package com.day4;</text:span></text:p>
      <text:p text:style-name="P1"><text:span text:style-name="T209">public class Star3 {</text:span></text:p>
      <text:p text:style-name="P1"><text:span text:style-name="T209"><text:s text:c="4"/>public static void main(String[] args){</text:span></text:p>
      <text:p text:style-name="P1"><text:span text:style-name="T209"><text:s/>int i, j;</text:span></text:p>
      <text:p text:style-name="P1"><text:span text:style-name="T209"><text:s text:c="8"/>for (i = 5; i &gt; 0; i--) {</text:span></text:p>
      <text:p text:style-name="P1"><text:span text:style-name="T209"><text:s text:c="12"/>for (j = i - 5; j &lt; 0; j++) {</text:span></text:p>
      <text:p text:style-name="P1"><text:span text:style-name="T209"><text:s text:c="16"/>System.out.print(" ");</text:span></text:p>
      <text:p text:style-name="P1"><text:span text:style-name="T209"><text:s text:c="12"/>}</text:span></text:p>
      <text:p text:style-name="P1"><text:span text:style-name="T209"><text:s text:c="12"/>for (j = i; j &gt; 0; j--) {</text:span></text:p>
      <text:p text:style-name="P1"><text:span text:style-name="T209"/></text:p>
      <text:p text:style-name="P1"><text:span text:style-name="T209"><text:s text:c="16"/>System.out.print(" *");</text:span></text:p>
      <text:p text:style-name="P1"><text:span text:style-name="T209"><text:s text:c="12"/>}</text:span></text:p>
      <text:p text:style-name="P1"><text:span text:style-name="T209"><text:s text:c="12"/>System.out.println();</text:span></text:p>
      <text:p text:style-name="P1"><text:span text:style-name="T209"><text:s text:c="8"/>}</text:span></text:p>
      <text:p text:style-name="P1"><text:span text:style-name="T209"><text:s text:c="4"/>}</text:span></text:p>
      <text:p text:style-name="P1"><text:span text:style-name="T209">}</text:span></text:p>
      <text:p text:style-name="P1"><text:span text:style-name="T209"/></text:p>
      <text:p text:style-name="P1"><text:span text:style-name="T210"/></text:p>
      <text:p text:style-name="P1"><text:span text:style-name="T211">8&gt;</text:span><text:span text:style-name="T212"/></text:p>
      <text:p text:style-name="P1"><text:span text:style-name="T213">********</text:span></text:p>
      <text:p text:style-name="P1"><text:span text:style-name="T213"><text:s text:c="2"/>*******</text:span></text:p>
      <text:p text:style-name="P1"><text:span text:style-name="T213"><text:s text:c="3"/>******</text:span></text:p>
      <text:p text:style-name="P1"><text:span text:style-name="T213"><text:s text:c="4"/>*****</text:span></text:p>
      <text:p text:style-name="P1"><text:span text:style-name="T213"><text:s text:c="5"/>****</text:span></text:p>
      <text:p text:style-name="P1"><text:span text:style-name="T213"><text:s text:c="6"/>***</text:span></text:p>
      <text:p text:style-name="P1"><text:span text:style-name="T213"><text:s text:c="7"/>**</text:span></text:p>
      <text:p text:style-name="P1"><text:span text:style-name="T213"><text:s text:c="8"/>*</text:span></text:p>
      <text:p text:style-name="P1"><text:span text:style-name="T213">package com.day4;</text:span></text:p>
      <text:p text:style-name="P1"><text:span text:style-name="T213">public class Star3 {</text:span></text:p>
      <text:p text:style-name="P1"><text:span text:style-name="T213"><text:s text:c="4"/>public static void main(String[] args){</text:span></text:p>
      <text:p text:style-name="P1"><text:span text:style-name="T213"><text:s text:c="8"/>int rows=8;</text:span></text:p>
      <text:p text:style-name="P1"><text:span text:style-name="T213"><text:s text:c="8"/>for (int i= 0; i&lt;= rows-1; i++)</text:span></text:p>
      <text:p text:style-name="P1"><text:span text:style-name="T213"><text:s text:c="8"/>{</text:span></text:p>
      <text:p text:style-name="P1"><text:span text:style-name="T213"><text:s text:c="12"/>for (int j=0; j&lt;=i; j++)</text:span></text:p>
      <text:p text:style-name="P1"><text:span text:style-name="T213"><text:s text:c="12"/>{</text:span></text:p>
      <text:p text:style-name="P1"><text:span text:style-name="T213"><text:s text:c="16"/>System.out.print(" ");</text:span></text:p>
      <text:p text:style-name="P1"><text:span text:style-name="T213"><text:s text:c="12"/>}</text:span></text:p>
      <text:p text:style-name="P1"><text:span text:style-name="T213"><text:s text:c="12"/>for (int k=0; k&lt;=rows-1-i; k++)</text:span></text:p>
      <text:p text:style-name="P1"><text:span text:style-name="T213"><text:s text:c="12"/>{</text:span></text:p>
      <text:p text:style-name="P1"><text:span text:style-name="T213"><text:s text:c="16"/>System.out.print("*");</text:span></text:p>
      <text:p text:style-name="P1"><text:span text:style-name="T213"><text:s text:c="12"/>}</text:span></text:p>
      <text:p text:style-name="P1"><text:span text:style-name="T213"><text:s text:c="12"/>System.out.println();</text:span></text:p>
      <text:p text:style-name="P1"><text:span text:style-name="T213"><text:s text:c="8"/>}</text:span></text:p>
      <text:p text:style-name="P1"><text:span text:style-name="T213"/></text:p>
      <text:p text:style-name="P1"><text:span text:style-name="T213">9&gt;</text:span><text:span text:style-name="T214"/></text:p>
      <text:p text:style-name="P1"><text:span text:style-name="T215">*<text:s/></text:span><text:span text:style-name="T216"/></text:p>
      <text:p text:style-name="P1"><text:span text:style-name="T217">* *<text:s/></text:span><text:span text:style-name="T218"/></text:p>
      <text:p text:style-name="P1"><text:span text:style-name="T219">* * *<text:s/></text:span><text:span text:style-name="T220"/></text:p>
      <text:p text:style-name="P1"><text:span text:style-name="T221">* * * *<text:s/></text:span><text:span text:style-name="T222"/></text:p>
      <text:p text:style-name="P1"><text:span text:style-name="T223">* * * * *<text:s/></text:span><text:span text:style-name="T224"/></text:p>
      <text:p text:style-name="P1"><text:span text:style-name="T225">* * * *<text:s/></text:span><text:span text:style-name="T226"/></text:p>
      <text:p text:style-name="P1"><text:span text:style-name="T227">* * *<text:s/></text:span><text:span text:style-name="T228"/></text:p>
      <text:p text:style-name="P1"><text:span text:style-name="T229">* *<text:s/></text:span><text:span text:style-name="T230"/></text:p>
      <text:p text:style-name="P1"><text:span text:style-name="T231">* </text:span></text:p>
      <text:p text:style-name="P1"><text:span text:style-name="T231">package com.day4;</text:span></text:p>
      <text:p text:style-name="P1"><text:span text:style-name="T231">public class Star3 {</text:span></text:p>
      <text:p text:style-name="P1"><text:span text:style-name="T231"><text:s text:c="4"/>public static void main(String[] args){</text:span></text:p>
      <text:p text:style-name="P1"><text:span text:style-name="T231"><text:s/>int i, j, row = 5;</text:span></text:p>
      <text:p text:style-name="P1"><text:span text:style-name="T231"><text:s text:c="8"/>for (i =0; i &lt;row; i++) {</text:span></text:p>
      <text:p text:style-name="P1"><text:span text:style-name="T231"><text:s text:c="12"/>for (j = 0 ; j &lt;row; j++) {</text:span></text:p>
      <text:p text:style-name="P1"><text:span text:style-name="T231"><text:s text:c="16"/>System.out.print("");</text:span></text:p>
      <text:p text:style-name="P1"><text:span text:style-name="T231"><text:s text:c="12"/>}</text:span></text:p>
      <text:p text:style-name="P1"><text:span text:style-name="T231"><text:s text:c="12"/>for (j = i; j&gt;0; j--) {</text:span></text:p>
      <text:p text:style-name="P1"><text:span text:style-name="T231"><text:s text:c="16"/>System.out.print("* ");</text:span></text:p>
      <text:p text:style-name="P1"><text:span text:style-name="T231"/></text:p>
      <text:p text:style-name="P1"><text:span text:style-name="T231"><text:s text:c="12"/>}</text:span></text:p>
      <text:p text:style-name="P1"><text:span text:style-name="T231"/></text:p>
      <text:p text:style-name="P1"><text:span text:style-name="T231"><text:s text:c="12"/>System.out.println();</text:span></text:p>
      <text:p text:style-name="P1"><text:span text:style-name="T231"><text:s text:c="8"/>}</text:span></text:p>
      <text:p text:style-name="P1"><text:span text:style-name="T231"><text:s text:c="8"/>for (i = row; i &gt; 0; i--) {</text:span></text:p>
      <text:p text:style-name="P1"><text:span text:style-name="T231"><text:s text:c="12"/>for (j = row ; j &gt; 0; j--) {</text:span></text:p>
      <text:p text:style-name="P1"><text:span text:style-name="T231"><text:s text:c="16"/>System.out.print("");</text:span></text:p>
      <text:p text:style-name="P1"><text:span text:style-name="T231"><text:s text:c="12"/>}</text:span></text:p>
      <text:p text:style-name="P1"><text:span text:style-name="T231"><text:s text:c="12"/>for (j = 0; j &lt;= i-1; j++) {</text:span></text:p>
      <text:p text:style-name="P1"><text:span text:style-name="T231"><text:s text:c="16"/>System.out.print("* ");</text:span></text:p>
      <text:p text:style-name="P1"><text:span text:style-name="T231"/></text:p>
      <text:p text:style-name="P1"><text:span text:style-name="T231"><text:s text:c="12"/>}</text:span></text:p>
      <text:p text:style-name="P1"><text:span text:style-name="T231"/></text:p>
      <text:p text:style-name="P1"><text:span text:style-name="T231"><text:s text:c="12"/>System.out.println();</text:span></text:p>
      <text:p text:style-name="P1"><text:span text:style-name="T231"><text:s text:c="8"/>}</text:span></text:p>
      <text:p text:style-name="P1"><text:span text:style-name="T231"/></text:p>
      <text:p text:style-name="P1"><text:span text:style-name="T231"><text:s text:c="4"/>}</text:span></text:p>
      <text:p text:style-name="P1"><text:span text:style-name="T231">}</text:span><text:span text:style-name="T232"/></text:p>
      <text:p text:style-name="P1"><text:span text:style-name="T233"><text:s/></text:span><text:span text:style-name="T234"/></text:p>
      <text:p text:style-name="P1"><text:span text:style-name="T235">10&gt;</text:span><text:span text:style-name="T236"/></text:p>
      <text:p text:style-name="P1"><text:span text:style-name="T237"><text:s/></text:span><text:span text:style-name="T238"/></text:p>
      <text:p text:style-name="P1"><text:span text:style-name="T239"><text:s text:c="4"/>*</text:span><text:span text:style-name="T240"/></text:p>
      <text:p text:style-name="P1"><text:span text:style-name="T241"><text:s text:c="3"/>**</text:span><text:span text:style-name="T242"/></text:p>
      <text:p text:style-name="P1"><text:span text:style-name="T243"><text:s text:c="2"/>***</text:span><text:span text:style-name="T244"/></text:p>
      <text:p text:style-name="P1"><text:span text:style-name="T245"><text:s/>****</text:span><text:span text:style-name="T246"/></text:p>
      <text:p text:style-name="P1"><text:span text:style-name="T247">*****</text:span><text:span text:style-name="T248"/></text:p>
      <text:p text:style-name="P1"><text:span text:style-name="T249"><text:s/>****</text:span><text:span text:style-name="T250"/></text:p>
      <text:p text:style-name="P1"><text:span text:style-name="T251"><text:s text:c="2"/>***</text:span><text:span text:style-name="T252"/></text:p>
      <text:p text:style-name="P1"><text:span text:style-name="T253"><text:s text:c="3"/>**</text:span><text:span text:style-name="T254"/></text:p>
      <text:p text:style-name="P1"><text:span text:style-name="T255"><text:s text:c="4"/>*</text:span></text:p>
      <text:p text:style-name="P1"><text:span text:style-name="T255">package com.day4;</text:span></text:p>
      <text:p text:style-name="P1"><text:span text:style-name="T255">public class Star3 {</text:span></text:p>
      <text:p text:style-name="P1"><text:span text:style-name="T255"><text:s text:c="4"/>public static void main(String[] args){</text:span></text:p>
      <text:p text:style-name="P1"><text:span text:style-name="T255"><text:s text:c="8"/>int i,j;</text:span></text:p>
      <text:p text:style-name="P1"><text:span text:style-name="T255"><text:s text:c="8"/>for ( i=0; i&lt;5; i++)</text:span></text:p>
      <text:p text:style-name="P1"><text:span text:style-name="T255"><text:s text:c="8"/>{</text:span></text:p>
      <text:p text:style-name="P1"><text:span text:style-name="T255"><text:s text:c="12"/>for ( j=5-i; j&gt;1; j--)</text:span></text:p>
      <text:p text:style-name="P1"><text:span text:style-name="T255"><text:s text:c="12"/>{</text:span></text:p>
      <text:p text:style-name="P1"><text:span text:style-name="T255"><text:s text:c="16"/>System.out.print(" ");</text:span></text:p>
      <text:p text:style-name="P1"><text:span text:style-name="T255"><text:s text:c="12"/>}</text:span></text:p>
      <text:p text:style-name="P1"><text:span text:style-name="T255"><text:s text:c="12"/>for (j=0; j&lt;=i; j++ )</text:span></text:p>
      <text:p text:style-name="P1"><text:span text:style-name="T255"><text:s text:c="12"/>{</text:span></text:p>
      <text:p text:style-name="P1"><text:span text:style-name="T255"/></text:p>
      <text:p text:style-name="P1"><text:span text:style-name="T255"><text:s text:c="16"/>System.out.print("* ");</text:span></text:p>
      <text:p text:style-name="P1"><text:span text:style-name="T255"><text:s text:c="12"/>}</text:span></text:p>
      <text:p text:style-name="P1"><text:span text:style-name="T255"><text:s text:c="12"/>System.out.println();</text:span></text:p>
      <text:p text:style-name="P1"><text:span text:style-name="T255"><text:s text:c="8"/>}</text:span></text:p>
      <text:p text:style-name="P1"><text:span text:style-name="T255"><text:s text:c="8"/>for ( i=4; i&gt;0; i--)</text:span></text:p>
      <text:p text:style-name="P1"><text:span text:style-name="T255"><text:s text:c="8"/>{</text:span></text:p>
      <text:p text:style-name="P1"><text:span text:style-name="T255"><text:s text:c="12"/>for ( j=i-4; j&lt;0; j++)</text:span></text:p>
      <text:p text:style-name="P1"><text:span text:style-name="T255"><text:s text:c="12"/>{</text:span></text:p>
      <text:p text:style-name="P1"><text:span text:style-name="T255"><text:s text:c="16"/>System.out.print(" ");</text:span></text:p>
      <text:p text:style-name="P1"><text:span text:style-name="T255"><text:s text:c="12"/>}</text:span></text:p>
      <text:p text:style-name="P1"><text:span text:style-name="T255"><text:s text:c="12"/>for (j=i; j&gt;0; j-- )</text:span></text:p>
      <text:p text:style-name="P1"><text:span text:style-name="T255"><text:s text:c="12"/>{</text:span></text:p>
      <text:p text:style-name="P1"><text:span text:style-name="T255"/></text:p>
      <text:p text:style-name="P1"><text:span text:style-name="T255"><text:s text:c="16"/>System.out.print(" *");</text:span></text:p>
      <text:p text:style-name="P1"><text:span text:style-name="T255"><text:s text:c="12"/>}</text:span></text:p>
      <text:p text:style-name="P1"><text:span text:style-name="T255"><text:s text:c="12"/>System.out.println();</text:span></text:p>
      <text:p text:style-name="P1"><text:span text:style-name="T255"><text:s text:c="8"/>}</text:span></text:p>
      <text:p text:style-name="P1"><text:span text:style-name="T255"><text:s text:c="4"/>}</text:span></text:p>
      <text:p text:style-name="P1"><text:span text:style-name="T255">}</text:span><text:span text:style-name="T256"/></text:p>
      <text:p text:style-name="P1"><text:span text:style-name="T256"/></text:p>
      <text:p text:style-name="P1"><text:span text:style-name="T256"/></text:p>
      <text:p text:style-name="P1"><text:span text:style-name="T256"/></text:p>
      <text:p text:style-name="P1"><text:span text:style-name="T257">11&gt;</text:span><text:span text:style-name="T258"/></text:p>
      <text:p text:style-name="P1"><text:span text:style-name="T259"><text:s/></text:span><text:span text:style-name="T260"/></text:p>
      <text:p text:style-name="P1"><text:span text:style-name="T261">* * * * *<text:s/></text:span><text:span text:style-name="T262"/></text:p>
      <text:p text:style-name="P1"><text:span text:style-name="T263"><text:s/>* * * *<text:s/></text:span><text:span text:style-name="T264"/></text:p>
      <text:p text:style-name="P1"><text:span text:style-name="T265"><text:s text:c="2"/>* * *<text:s/></text:span><text:span text:style-name="T266"/></text:p>
      <text:p text:style-name="P1"><text:span text:style-name="T267"><text:s text:c="3"/>* *<text:s/></text:span><text:span text:style-name="T268"/></text:p>
      <text:p text:style-name="P1"><text:span text:style-name="T269"><text:s text:c="4"/>*<text:s/></text:span><text:span text:style-name="T270"/></text:p>
      <text:p text:style-name="P1"><text:span text:style-name="T271"><text:s text:c="4"/>*<text:s/></text:span><text:span text:style-name="T272"/></text:p>
      <text:p text:style-name="P1"><text:span text:style-name="T273"><text:s text:c="3"/>* *<text:s/></text:span><text:span text:style-name="T274"/></text:p>
      <text:p text:style-name="P1"><text:span text:style-name="T275"><text:s text:c="2"/>* * *<text:s/></text:span><text:span text:style-name="T276"/></text:p>
      <text:p text:style-name="P1"><text:span text:style-name="T277"><text:s/>* * * *<text:s/></text:span><text:span text:style-name="T278"/></text:p>
      <text:p text:style-name="P1"><text:span text:style-name="T279">* * * * *</text:span></text:p>
      <text:p text:style-name="P1"><text:span text:style-name="T279">package com.day4;</text:span></text:p>
      <text:p text:style-name="P1"><text:span text:style-name="T279">public class Star3 {</text:span></text:p>
      <text:p text:style-name="P1"><text:span text:style-name="T279"><text:s text:c="4"/>public static void main(String[] args){</text:span></text:p>
      <text:p text:style-name="P1"><text:span text:style-name="T280">int i, j, row = 5;</text:span></text:p>
      <text:p text:style-name="P1"><text:span text:style-name="T280"><text:s text:c="8"/>for (i = row; i &gt;0; i--) {</text:span></text:p>
      <text:p text:style-name="P1"><text:span text:style-name="T280"><text:s text:c="12"/>for (j = 1; j &lt;=row-i; j++) {</text:span></text:p>
      <text:p text:style-name="P1"><text:span text:style-name="T280"><text:s text:c="16"/>System.out.print(" ");</text:span></text:p>
      <text:p text:style-name="P1"><text:span text:style-name="T280"><text:s text:c="12"/>}</text:span></text:p>
      <text:p text:style-name="P1"><text:span text:style-name="T280"><text:s text:c="12"/>for (j = 0; j &lt;= i; j++) {</text:span></text:p>
      <text:p text:style-name="P1"><text:span text:style-name="T280"><text:s text:c="16"/>System.out.print("* ");</text:span></text:p>
      <text:p text:style-name="P1"><text:span text:style-name="T280"><text:s text:c="12"/>}</text:span></text:p>
      <text:p text:style-name="P1"><text:span text:style-name="T280"><text:s text:c="12"/>System.out.println();</text:span></text:p>
      <text:p text:style-name="P1"><text:span text:style-name="T280"><text:s text:c="8"/>}</text:span></text:p>
      <text:p text:style-name="P1"><text:span text:style-name="T280"><text:s text:c="12"/>for (i = 0; i &lt; row; i++) {</text:span></text:p>
      <text:p text:style-name="P1"><text:span text:style-name="T280"><text:s text:c="16"/>for (j = row - i; j &gt; 1; j--) {</text:span></text:p>
      <text:p text:style-name="P1"><text:span text:style-name="T280"><text:s text:c="20"/>System.out.print(" ");</text:span></text:p>
      <text:p text:style-name="P1"><text:span text:style-name="T280"><text:s text:c="16"/>}</text:span></text:p>
      <text:p text:style-name="P1"><text:span text:style-name="T280"><text:s text:c="16"/>for (j = 0; j &lt;= i; j++) {</text:span></text:p>
      <text:p text:style-name="P1"><text:span text:style-name="T280"><text:s text:c="20"/>System.out.print(" *");</text:span></text:p>
      <text:p text:style-name="P1"><text:span text:style-name="T280"><text:s text:c="16"/>}</text:span></text:p>
      <text:p text:style-name="P1"><text:span text:style-name="T280"><text:s text:c="16"/>System.out.println();</text:span></text:p>
      <text:p text:style-name="P1"><text:span text:style-name="T280"><text:s text:c="12"/>}</text:span></text:p>
      <text:p text:style-name="P1"><text:span text:style-name="T280"/></text:p>
      <text:p text:style-name="P1"><text:span text:style-name="T280"><text:s text:c="8"/>}</text:span></text:p>
      <text:p text:style-name="P1"><text:span text:style-name="T280"><text:s text:c="4"/>}</text:span></text:p>
      <text:p text:style-name="P1"><text:span text:style-name="T281"><text:s/></text:span><text:span text:style-name="T282"/></text:p>
      <text:p text:style-name="P1"><text:span text:style-name="T283">12&gt;</text:span><text:span text:style-name="T284"/></text:p>
      <text:p text:style-name="P1"><text:span text:style-name="T285"><text:s/></text:span><text:span text:style-name="T286"/></text:p>
      <text:p text:style-name="P1"><text:span text:style-name="T287"><text:s text:c="4"/>*</text:span><text:span text:style-name="T288"/></text:p>
      <text:p text:style-name="P1"><text:span text:style-name="T289"><text:s text:c="3"/>* *</text:span><text:span text:style-name="T290"/></text:p>
      <text:p text:style-name="P1"><text:span text:style-name="T291"><text:s text:c="2"/>*<text:s text:c="3"/>*</text:span><text:span text:style-name="T292"/></text:p>
      <text:p text:style-name="P1"><text:span text:style-name="T293"><text:s/>*<text:s text:c="5"/>*</text:span><text:span text:style-name="T294"/></text:p>
      <text:p text:style-name="P1"><text:span text:style-name="T295">*********</text:span></text:p>
      <text:p text:style-name="P1"><text:span text:style-name="T295">package com.day4;</text:span></text:p>
      <text:p text:style-name="P1"><text:span text:style-name="T295">public class Star3 {</text:span></text:p>
      <text:p text:style-name="P1"><text:span text:style-name="T295"><text:s text:c="4"/>public static void main(String[] args){</text:span></text:p>
      <text:p text:style-name="P1"><text:span text:style-name="T296">int i, j, k, rows=5;</text:span></text:p>
      <text:p text:style-name="P1"><text:span text:style-name="T296"><text:s text:c="8"/>for (i=1; i&lt;= rows ; i++)</text:span></text:p>
      <text:p text:style-name="P1"><text:span text:style-name="T296"><text:s text:c="8"/>{</text:span></text:p>
      <text:p text:style-name="P1"><text:span text:style-name="T296"><text:s text:c="12"/>for (j = i; j &lt; rows ; j++)</text:span></text:p>
      <text:p text:style-name="P1"><text:span text:style-name="T296"><text:s text:c="12"/>{</text:span></text:p>
      <text:p text:style-name="P1"><text:span text:style-name="T296"><text:s text:c="16"/>System.out.print(" ");</text:span></text:p>
      <text:p text:style-name="P1"><text:span text:style-name="T296"><text:s text:c="12"/>}</text:span></text:p>
      <text:p text:style-name="P1"><text:span text:style-name="T296"><text:s text:c="12"/>for (k = 1; k &lt;= (2*i -1) ;k++)</text:span></text:p>
      <text:p text:style-name="P1"><text:span text:style-name="T296"><text:s text:c="12"/>{</text:span></text:p>
      <text:p text:style-name="P1"><text:span text:style-name="T296"><text:s text:c="16"/>if(k==1 || i == rows || k==(2*i-1))</text:span></text:p>
      <text:p text:style-name="P1"><text:span text:style-name="T296"><text:s text:c="16"/>{</text:span></text:p>
      <text:p text:style-name="P1"><text:span text:style-name="T296"><text:s text:c="20"/>System.out.print("*");</text:span></text:p>
      <text:p text:style-name="P1"><text:span text:style-name="T296"><text:s text:c="16"/>}</text:span></text:p>
      <text:p text:style-name="P1"><text:span text:style-name="T296"><text:s text:c="16"/>else</text:span></text:p>
      <text:p text:style-name="P1"><text:span text:style-name="T296"><text:s text:c="16"/>{</text:span></text:p>
      <text:p text:style-name="P1"><text:span text:style-name="T296"><text:s text:c="20"/>System.out.print(" ");</text:span></text:p>
      <text:p text:style-name="P1"><text:span text:style-name="T296"><text:s text:c="16"/>}</text:span></text:p>
      <text:p text:style-name="P1"><text:span text:style-name="T296"><text:s text:c="12"/>}</text:span></text:p>
      <text:p text:style-name="P1"><text:span text:style-name="T296"><text:s text:c="12"/>System.out.println("");</text:span></text:p>
      <text:p text:style-name="P1"><text:span text:style-name="T296"><text:s text:c="8"/>}</text:span></text:p>
      <text:p text:style-name="P1"><text:span text:style-name="T296"/></text:p>
      <text:p text:style-name="P1"><text:span text:style-name="T296"><text:s text:c="4"/>}</text:span></text:p>
      <text:p text:style-name="P1"><text:span text:style-name="T296">}</text:span></text:p>
      <text:p text:style-name="P1"><text:span text:style-name="T297"><text:s/></text:span><text:span text:style-name="T298"/></text:p>
      <text:p text:style-name="P1"><text:span text:style-name="T299"/></text:p>
      <text:p text:style-name="P1"><text:span text:style-name="T299">13&gt;</text:span><text:span text:style-name="T300"/></text:p>
      <text:p text:style-name="P1"><text:span text:style-name="T301"><text:s/></text:span><text:span text:style-name="T302"/></text:p>
      <text:p text:style-name="P1"><text:span text:style-name="T303">1<text:s/></text:span><text:span text:style-name="T304"/></text:p>
      <text:p text:style-name="P1"><text:span text:style-name="T305">1 2<text:s/></text:span><text:span text:style-name="T306"/></text:p>
      <text:p text:style-name="P1"><text:span text:style-name="T307">1 2 3<text:s/></text:span><text:span text:style-name="T308"/></text:p>
      <text:p text:style-name="P1"><text:span text:style-name="T309">1 2 3 4<text:s/></text:span><text:span text:style-name="T310"/></text:p>
      <text:p text:style-name="P1"><text:span text:style-name="T311">1 2 3 4 5</text:span><text:span text:style-name="T312"/></text:p>
      <text:p text:style-name="P1"><text:span text:style-name="T312">package com.day4;</text:span></text:p>
      <text:p text:style-name="P1"><text:span text:style-name="T312"/></text:p>
      <text:p text:style-name="P1"><text:span text:style-name="T312">public class NumberPattern {</text:span></text:p>
      <text:p text:style-name="P1"><text:span text:style-name="T312"><text:s text:c="4"/>public static void main(String[] args){</text:span></text:p>
      <text:p text:style-name="P1"><text:span text:style-name="T312"><text:s text:c="8"/>for(int i=1;i&lt;=5;i++){</text:span></text:p>
      <text:p text:style-name="P1"><text:span text:style-name="T312"><text:s text:c="12"/>for(int j=1;j&lt;=i;j++){</text:span></text:p>
      <text:p text:style-name="P1"><text:span text:style-name="T312"><text:s text:c="16"/>System.out.print(j+ " ");</text:span></text:p>
      <text:p text:style-name="P1"><text:span text:style-name="T312"><text:s text:c="12"/>}</text:span></text:p>
      <text:p text:style-name="P1"><text:span text:style-name="T312"><text:s text:c="12"/>System.out.println();</text:span></text:p>
      <text:p text:style-name="P1"><text:span text:style-name="T312"><text:s text:c="8"/>}</text:span></text:p>
      <text:p text:style-name="P1"><text:span text:style-name="T312"><text:s text:c="4"/>}</text:span></text:p>
      <text:p text:style-name="P1"><text:span text:style-name="T312">}</text:span></text:p>
      <text:p text:style-name="P1"><text:span text:style-name="T313"><text:s/></text:span><text:span text:style-name="T314"/></text:p>
      <text:p text:style-name="P1"><text:span text:style-name="T315">14&gt;</text:span><text:span text:style-name="T316"/></text:p>
      <text:p text:style-name="P1"><text:span text:style-name="T317"><text:s/></text:span><text:span text:style-name="T318"/></text:p>
      <text:p text:style-name="P1"><text:span text:style-name="T319">1<text:s/></text:span><text:span text:style-name="T320"/></text:p>
      <text:p text:style-name="P1"><text:span text:style-name="T321">2 3<text:s/></text:span><text:span text:style-name="T322"/></text:p>
      <text:p text:style-name="P1"><text:span text:style-name="T323">4 5 6<text:s/></text:span><text:span text:style-name="T324"/></text:p>
      <text:p text:style-name="P1"><text:span text:style-name="T325">7 8 9 10<text:s/></text:span><text:span text:style-name="T326"/></text:p>
      <text:p text:style-name="P1"><text:span text:style-name="T327">11 12 13 14 15</text:span></text:p>
      <text:p text:style-name="P1"><text:span text:style-name="T328">package com.day4;</text:span></text:p>
      <text:p text:style-name="P1"><text:span text:style-name="T328">public class NumberPattern {</text:span></text:p>
      <text:p text:style-name="P1"><text:span text:style-name="T328"><text:s text:c="4"/>public static void main(String[] args){</text:span><text:span text:style-name="T329"/></text:p>
      <text:p text:style-name="P1"><text:span text:style-name="T329"><text:s text:c="2"/>for(int i=1,k=1;i&lt;=5;i++){</text:span></text:p>
      <text:p text:style-name="P1"><text:span text:style-name="T329"><text:s text:c="12"/>for(int j=1;j&lt;=i;j++){</text:span></text:p>
      <text:p text:style-name="P1"><text:span text:style-name="T329"><text:s text:c="16"/>System.out.print(k+++ " ");</text:span></text:p>
      <text:p text:style-name="P1"><text:span text:style-name="T329"><text:s text:c="12"/>}</text:span></text:p>
      <text:p text:style-name="P1"><text:span text:style-name="T329"><text:s text:c="12"/>System.out.println();</text:span></text:p>
      <text:p text:style-name="P1"><text:span text:style-name="T329"><text:s text:c="8"/>}</text:span></text:p>
      <text:p text:style-name="P1"><text:span text:style-name="T329"><text:s text:c="4"/>}</text:span></text:p>
      <text:p text:style-name="P1"><text:span text:style-name="T329">}</text:span><text:span text:style-name="T330"/></text:p>
      <text:p text:style-name="P1"><text:span text:style-name="T331"/></text:p>
      <text:p text:style-name="P1"><draw:frame text:anchor-type="as-char" svg:width="6.35mm" svg:height="4.23mm" style:rel-width="scale" style:rel-height="scale"><draw:object-ole xlink:href="OleObj1"/><draw:image xlink:href="ObjectReplacements/OleObj1"/></draw:frame><text:span text:style-name="T332"/></text:p>
      <text:p text:style-name="P1"><draw:frame text:anchor-type="as-char" svg:width="6.88mm" svg:height="3.18mm" style:rel-width="scale" style:rel-height="scale"><draw:object-ole xlink:href="OleObj2"/><draw:image xlink:href="ObjectReplacements/OleObj2"/></draw:frame><text:span text:style-name="T332"/></text:p>
      <text:p text:style-name="P1"><text:span text:style-name="T333"><text:s/></text:span><text:span text:style-name="T334"/></text:p>
      <text:p text:style-name="P1"><text:span text:style-name="T335">15&gt;</text:span><text:span text:style-name="T336"/></text:p>
      <text:p text:style-name="P1"><text:span text:style-name="T337"><text:s/></text:span><text:span text:style-name="T338"/></text:p>
      <text:p text:style-name="P1"><text:span text:style-name="T339"><text:s text:c="9"/>1</text:span><text:span text:style-name="T340"/></text:p>
      <text:p text:style-name="P1"><text:span text:style-name="T341"><text:s text:c="11"/>1<text:s text:c="3"/>1</text:span><text:span text:style-name="T342"/></text:p>
      <text:p text:style-name="P1"><text:span text:style-name="T343"><text:s text:c="9"/>1<text:s text:c="3"/>2<text:s text:c="3"/>1</text:span><text:span text:style-name="T344"/></text:p>
      <text:p text:style-name="P1"><text:span text:style-name="T345"><text:s text:c="7"/>1<text:s text:c="3"/>3<text:s text:c="3"/>3<text:s text:c="3"/>1</text:span><text:span text:style-name="T346"/></text:p>
      <text:p text:style-name="P1"><text:span text:style-name="T347"><text:s text:c="5"/>1<text:s text:c="3"/>4<text:s text:c="3"/>6<text:s text:c="3"/>4<text:s text:c="3"/>1</text:span></text:p>
      <text:p text:style-name="P1"><text:span text:style-name="T348">package com.day4;</text:span></text:p>
      <text:p text:style-name="P1"><text:span text:style-name="T348">public class NumberPattern {</text:span></text:p>
      <text:p text:style-name="P1"><text:span text:style-name="T348"><text:s text:c="4"/>public static void main(String[] args){</text:span><text:span text:style-name="T349"><text:s text:c="7"/></text:span></text:p>
      <text:p text:style-name="P1"><text:span text:style-name="T349"><text:s text:c="8"/>int n =5;</text:span></text:p>
      <text:p text:style-name="P1"><text:span text:style-name="T349"><text:s text:c="8"/>for(int i=0;i&lt;n;i++){</text:span></text:p>
      <text:p text:style-name="P1"><text:span text:style-name="T349"><text:s text:c="12"/>int num =1;</text:span></text:p>
      <text:p text:style-name="P1"><text:span text:style-name="T349"><text:s text:c="12"/>System.out.printf("%"+(n-i)*2 + "s" , "");</text:span></text:p>
      <text:p text:style-name="P1"><text:span text:style-name="T349"><text:s text:c="12"/>for(int j=0;j&lt;=i;j++){</text:span></text:p>
      <text:p text:style-name="P1"><text:span text:style-name="T349"><text:s text:c="16"/>System.out.printf("%4d",num);</text:span></text:p>
      <text:p text:style-name="P1"><text:span text:style-name="T349"><text:s text:c="16"/>num=num*(i-j)/(j+1);</text:span></text:p>
      <text:p text:style-name="P1"><text:span text:style-name="T349"><text:s text:c="12"/>}</text:span></text:p>
      <text:p text:style-name="P1"><text:span text:style-name="T349"><text:s text:c="12"/>System.out.println();</text:span></text:p>
      <text:p text:style-name="P1"><text:span text:style-name="T349"><text:s text:c="7"/>}</text:span></text:p>
      <text:p text:style-name="P1"><text:span text:style-name="T349"><text:s text:c="4"/>}</text:span></text:p>
      <text:p text:style-name="P1"><text:span text:style-name="T349">}</text:span><text:span text:style-name="T350"/></text:p>
      <text:p text:style-name="P1"><text:span text:style-name="T351">16&gt;</text:span><text:span text:style-name="T352"/></text:p>
      <text:p text:style-name="P1"><text:span text:style-name="T353"><text:s/></text:span><text:span text:style-name="T354"/></text:p>
      <text:p text:style-name="P1"><text:span text:style-name="T355"><text:s text:c="3"/>1</text:span><text:span text:style-name="T356"/></text:p>
      <text:p text:style-name="P1"><text:span text:style-name="T357"><text:s text:c="2"/>212</text:span><text:span text:style-name="T358"/></text:p>
      <text:p text:style-name="P1"><text:span text:style-name="T359"><text:s/>32123</text:span><text:span text:style-name="T360"/></text:p>
      <text:p text:style-name="P1"><text:span text:style-name="T361">4321234</text:span><text:span text:style-name="T362"/></text:p>
      <text:p text:style-name="P1"><text:span text:style-name="T363"><text:s/>32123</text:span><text:span text:style-name="T364"/></text:p>
      <text:p text:style-name="P1"><text:span text:style-name="T365"><text:s text:c="2"/>212</text:span><text:span text:style-name="T366"/></text:p>
      <text:p text:style-name="P1"><text:span text:style-name="T367"><text:s text:c="3"/>1</text:span></text:p>
      <text:p text:style-name="P1"><text:span text:style-name="T368">package com.day4;</text:span></text:p>
      <text:p text:style-name="P1"><text:span text:style-name="T368">public class NumberPattern {</text:span></text:p>
      <text:p text:style-name="P1"><text:span text:style-name="T368"><text:s text:c="4"/>public static void main(String[] args){</text:span><text:span text:style-name="T369"><text:s text:c="7"/></text:span></text:p>
      <text:p text:style-name="P1"><text:span text:style-name="T369">for (int i = 1; i &lt;= 4; i++)</text:span></text:p>
      <text:p text:style-name="P1"><text:span text:style-name="T369"><text:s text:c="8"/>{</text:span></text:p>
      <text:p text:style-name="P1"><text:span text:style-name="T369"><text:s text:c="12"/>int n = 8;</text:span></text:p>
      <text:p text:style-name="P1"><text:span text:style-name="T369"><text:s text:c="12"/>for (int j = 1; j&lt;= n - i; j++)</text:span></text:p>
      <text:p text:style-name="P1"><text:span text:style-name="T369"><text:s text:c="12"/>{</text:span></text:p>
      <text:p text:style-name="P1"><text:span text:style-name="T369"><text:s text:c="16"/>System.out.print(" ");</text:span></text:p>
      <text:p text:style-name="P1"><text:span text:style-name="T369"><text:s text:c="12"/>}</text:span></text:p>
      <text:p text:style-name="P1"><text:span text:style-name="T369"><text:s text:c="12"/>for (int k = i; k &gt;= 1; k--)</text:span></text:p>
      <text:p text:style-name="P1"><text:span text:style-name="T369"><text:s text:c="12"/>{</text:span></text:p>
      <text:p text:style-name="P1"><text:span text:style-name="T369"><text:s text:c="16"/>System.out.print(k);</text:span></text:p>
      <text:p text:style-name="P1"><text:span text:style-name="T369"><text:s text:c="12"/>}</text:span></text:p>
      <text:p text:style-name="P1"><text:span text:style-name="T369"><text:s text:c="12"/>for (int l = 2; l &lt;= i; l++)</text:span></text:p>
      <text:p text:style-name="P1"><text:span text:style-name="T369"><text:s text:c="12"/>{</text:span></text:p>
      <text:p text:style-name="P1"><text:span text:style-name="T369"><text:s text:c="16"/>System.out.print(l);</text:span></text:p>
      <text:p text:style-name="P1"><text:span text:style-name="T369"><text:s text:c="12"/>}</text:span></text:p>
      <text:p text:style-name="P1"><text:span text:style-name="T369"><text:s text:c="12"/>System.out.println();</text:span></text:p>
      <text:p text:style-name="P1"><text:span text:style-name="T369"><text:s text:c="8"/>}</text:span></text:p>
      <text:p text:style-name="P1"><text:span text:style-name="T369"><text:s text:c="8"/>for (int i = 3; i &gt;= 1; i--) {</text:span></text:p>
      <text:p text:style-name="P1"><text:span text:style-name="T369"><text:s text:c="12"/>int n = 10;</text:span></text:p>
      <text:p text:style-name="P1"><text:span text:style-name="T369"><text:s text:c="12"/>for (int j = 0; j &lt;= n - i; j++) {</text:span></text:p>
      <text:p text:style-name="P1"><text:span text:style-name="T369"><text:s text:c="16"/>System.out.print(" ");</text:span></text:p>
      <text:p text:style-name="P1"><text:span text:style-name="T369"><text:s text:c="12"/>}</text:span></text:p>
      <text:p text:style-name="P1"><text:span text:style-name="T369"><text:s text:c="12"/>for (int k = i; k &gt;= 1; k--) {</text:span></text:p>
      <text:p text:style-name="P1"><text:span text:style-name="T369"><text:s text:c="16"/>System.out.print(k);</text:span></text:p>
      <text:p text:style-name="P1"><text:span text:style-name="T369"><text:s text:c="12"/>}</text:span></text:p>
      <text:p text:style-name="P1"><text:span text:style-name="T369"><text:s text:c="12"/>for (int l = 2; l &lt;= i; l++) {</text:span></text:p>
      <text:p text:style-name="P1"><text:span text:style-name="T369"><text:s text:c="16"/>System.out.print(l);</text:span></text:p>
      <text:p text:style-name="P1"><text:span text:style-name="T369"><text:s text:c="12"/>}</text:span></text:p>
      <text:p text:style-name="P1"><text:span text:style-name="T369"><text:s text:c="12"/>System.out.println();</text:span></text:p>
      <text:p text:style-name="P1"><text:span text:style-name="T369"/></text:p>
      <text:p text:style-name="P1"><text:span text:style-name="T369"><text:s text:c="8"/>}</text:span></text:p>
      <text:p text:style-name="P1"><text:span text:style-name="T369"><text:s text:c="4"/>}</text:span></text:p>
      <text:p text:style-name="P1"><text:span text:style-name="T369">}</text:span><text:span text:style-name="T370"/></text:p>
      <text:p text:style-name="P1"><text:span text:style-name="T371"/></text:p>
      <text:p text:style-name="P1"><text:span text:style-name="T371"><text:s/>17&gt;</text:span><text:span text:style-name="T372"/></text:p>
      <text:p text:style-name="P1"><text:span text:style-name="T373"/></text:p>
      <text:p text:style-name="P1"><text:span text:style-name="T373">1<text:s/></text:span><text:span text:style-name="T374"/></text:p>
      <text:p text:style-name="P1"><text:span text:style-name="T375">2 2<text:s/></text:span><text:span text:style-name="T376"/></text:p>
      <text:p text:style-name="P1"><text:span text:style-name="T377">3 3 3<text:s/></text:span><text:span text:style-name="T378"/></text:p>
      <text:p text:style-name="P1"><text:span text:style-name="T379">4 4 4 4<text:s/></text:span><text:span text:style-name="T380"/></text:p>
      <text:p text:style-name="P1"><text:span text:style-name="T381">5 5 5 5 5</text:span></text:p>
      <text:p text:style-name="P1"><text:span text:style-name="T382">package com.day4;</text:span></text:p>
      <text:p text:style-name="P1"><text:span text:style-name="T382">public class NumberPattern {</text:span></text:p>
      <text:p text:style-name="P1"><text:span text:style-name="T382"><text:s text:c="4"/>public static void main(String[] args){</text:span><text:span text:style-name="T383"><text:s text:c="7"/></text:span></text:p>
      <text:p text:style-name="P1"><text:span text:style-name="T383"><text:s/>int i,j;</text:span></text:p>
      <text:p text:style-name="P1"><text:span text:style-name="T383"><text:s text:c="8"/>for(i=1;i&lt;=5;i++){</text:span></text:p>
      <text:p text:style-name="P1"><text:span text:style-name="T383"><text:s text:c="12"/>for(j=1;j&lt;=i;j++){</text:span></text:p>
      <text:p text:style-name="P1"><text:span text:style-name="T383"><text:s text:c="16"/>System.out.print(i+" ");</text:span></text:p>
      <text:p text:style-name="P1"><text:span text:style-name="T383"><text:s text:c="12"/>}</text:span></text:p>
      <text:p text:style-name="P1"><text:span text:style-name="T383"><text:s text:c="12"/>System.out.println();</text:span></text:p>
      <text:p text:style-name="P1"><text:span text:style-name="T383"><text:s text:c="8"/>}</text:span></text:p>
      <text:p text:style-name="P1"><text:span text:style-name="T383"><text:s text:c="4"/>}</text:span></text:p>
      <text:p text:style-name="P1"><text:span text:style-name="T383">}</text:span><text:span text:style-name="T384"/></text:p>
      <text:p text:style-name="P1"><text:span text:style-name="T385"><text:s/></text:span><text:span text:style-name="T386"/></text:p>
      <text:p text:style-name="P1"><text:span text:style-name="T387">18&gt;</text:span><text:span text:style-name="T388"/></text:p>
      <text:p text:style-name="P1"><text:span text:style-name="T389">5<text:s/></text:span><text:span text:style-name="T390"/></text:p>
      <text:p text:style-name="P1"><text:span text:style-name="T391">5 4<text:s/></text:span><text:span text:style-name="T392"/></text:p>
      <text:p text:style-name="P1"><text:span text:style-name="T393">5 4 3<text:s/></text:span><text:span text:style-name="T394"/></text:p>
      <text:p text:style-name="P1"><text:span text:style-name="T395">5 4 3 2<text:s/></text:span><text:span text:style-name="T396"/></text:p>
      <text:p text:style-name="P1"><text:span text:style-name="T397">5 4 3 2 1</text:span></text:p>
      <text:p text:style-name="P1"><text:span text:style-name="T398">package com.day4;</text:span></text:p>
      <text:p text:style-name="P1"><text:span text:style-name="T398">import java.util.Scanner;</text:span></text:p>
      <text:p text:style-name="P1"><text:span text:style-name="T398">public class NumberPattern {</text:span></text:p>
      <text:p text:style-name="P1"><text:span text:style-name="T398">public static void main(String[] args){</text:span><text:span text:style-name="T399"><text:s text:c="7"/></text:span></text:p>
      <text:p text:style-name="P1"><text:span text:style-name="T399">Scanner sc = new Scanner(System.in);</text:span></text:p>
      <text:p text:style-name="P1"><text:span text:style-name="T399"><text:s text:c="8"/>System.out.println("Enter number of rows you want : ");</text:span></text:p>
      <text:p text:style-name="P1"><text:span text:style-name="T399"><text:s text:c="8"/>int rows = sc.nextInt();</text:span></text:p>
      <text:p text:style-name="P1"><text:span text:style-name="T399"><text:s text:c="8"/>for(int i=rows;i&gt;=1;i--){</text:span></text:p>
      <text:p text:style-name="P1"><text:span text:style-name="T399"><text:s text:c="12"/>for(int j=rows;j&gt;=i;j--){</text:span></text:p>
      <text:p text:style-name="P1"><text:span text:style-name="T399"><text:s text:c="16"/>System.out.print(j+"");</text:span></text:p>
      <text:p text:style-name="P1"><text:span text:style-name="T399"><text:s text:c="12"/>}</text:span></text:p>
      <text:p text:style-name="P1"><text:span text:style-name="T399"><text:s text:c="12"/>System.out.println();</text:span></text:p>
      <text:p text:style-name="P1"><text:span text:style-name="T399"><text:s text:c="8"/>}</text:span></text:p>
      <text:p text:style-name="P1"><text:span text:style-name="T399"><text:s text:c="4"/>}</text:span></text:p>
      <text:p text:style-name="P1"><text:span text:style-name="T399">}</text:span><text:span text:style-name="T400"/></text:p>
      <text:p text:style-name="P1"><text:span text:style-name="T401"><text:s/></text:span><text:span text:style-name="T402"/></text:p>
      <text:p text:style-name="P1"><text:span text:style-name="T403">19&gt;</text:span><text:span text:style-name="T404"/></text:p>
      <text:p text:style-name="P1"><text:span text:style-name="T405">1<text:s/></text:span><text:span text:style-name="T406"/></text:p>
      <text:p text:style-name="P1"><text:span text:style-name="T407">2 1<text:s/></text:span><text:span text:style-name="T408"/></text:p>
      <text:p text:style-name="P1"><text:span text:style-name="T409">3 2 1<text:s/></text:span><text:span text:style-name="T410"/></text:p>
      <text:p text:style-name="P1"><text:span text:style-name="T411">4 3 2 1<text:s/></text:span><text:span text:style-name="T412"/></text:p>
      <text:p text:style-name="P1"><text:span text:style-name="T413">5 4 3 2 1</text:span></text:p>
      <text:p text:style-name="P1"><text:span text:style-name="T413"/></text:p>
      <text:p text:style-name="P1"><text:span text:style-name="T414">package com.day4;</text:span></text:p>
      <text:p text:style-name="P1"><text:span text:style-name="T414">import java.util.Scanner;</text:span></text:p>
      <text:p text:style-name="P1"><text:span text:style-name="T414">public class NumberPattern {</text:span></text:p>
      <text:p text:style-name="P1"><text:span text:style-name="T414">public static void main(String[] args){</text:span><text:span text:style-name="T415"><text:s text:c="7"/></text:span></text:p>
      <text:p text:style-name="P1"><text:span text:style-name="T415"><text:s/>Scanner sc = new Scanner(System.in);</text:span></text:p>
      <text:p text:style-name="P1"><text:span text:style-name="T415"><text:s text:c="8"/>System.out.println("Enter number of rows you want : ");</text:span></text:p>
      <text:p text:style-name="P1"><text:span text:style-name="T415"><text:s text:c="8"/>int rows = sc.nextInt();</text:span></text:p>
      <text:p text:style-name="P1"><text:span text:style-name="T415"><text:s text:c="8"/>for(int i=1;i&lt;=rows;i++){</text:span></text:p>
      <text:p text:style-name="P1"><text:span text:style-name="T415"><text:s text:c="12"/>for(int j=i;j&gt;=1;j--){</text:span></text:p>
      <text:p text:style-name="P1"><text:span text:style-name="T415"><text:s text:c="16"/>System.out.print(j+"");</text:span></text:p>
      <text:p text:style-name="P1"><text:span text:style-name="T415"><text:s text:c="12"/>}</text:span></text:p>
      <text:p text:style-name="P1"><text:span text:style-name="T415"><text:s text:c="12"/>System.out.println();</text:span></text:p>
      <text:p text:style-name="P1"><text:span text:style-name="T415"><text:s text:c="8"/>}</text:span></text:p>
      <text:p text:style-name="P1"><text:span text:style-name="T415"><text:s text:c="4"/>}</text:span></text:p>
      <text:p text:style-name="P1"><text:span text:style-name="T415">}</text:span><text:span text:style-name="T416"/></text:p>
      <text:p text:style-name="P1"><text:span text:style-name="T417"><text:s/></text:span><text:span text:style-name="T418"/></text:p>
      <text:p text:style-name="P1"><text:span text:style-name="T419">20&gt;</text:span><text:span text:style-name="T420"/></text:p>
      <text:p text:style-name="P1"><text:span text:style-name="T421">10101</text:span><text:span text:style-name="T422"/></text:p>
      <text:p text:style-name="P1"><text:span text:style-name="T423">01010</text:span><text:span text:style-name="T424"/></text:p>
      <text:p text:style-name="P1"><text:span text:style-name="T425">10101</text:span><text:span text:style-name="T426"/></text:p>
      <text:p text:style-name="P1"><text:span text:style-name="T427">01010</text:span><text:span text:style-name="T428"/></text:p>
      <text:p text:style-name="P1"><text:span text:style-name="T429">10101</text:span><text:span text:style-name="T430"/></text:p>
      <text:p text:style-name="P1"><text:span text:style-name="T431"/></text:p>
      <text:p text:style-name="P1"><text:span text:style-name="T431">public class twopattern {</text:span><text:span text:style-name="T432"/></text:p>
      <text:p text:style-name="P1"><text:span text:style-name="T433"><text:s text:c="4"/>public static void main(String[] args){</text:span><text:span text:style-name="T434"/></text:p>
      <text:p text:style-name="P1"><text:span text:style-name="T435"><text:s text:c="4"/>for(int i=1,k=1;i&lt;=5;i++){</text:span><text:span text:style-name="T436"/></text:p>
      <text:p text:style-name="P1"><text:span text:style-name="T437"><text:s text:c="8"/>for(int j=1;j &lt;=5;j++){</text:span><text:span text:style-name="T438"/></text:p>
      <text:p text:style-name="P1"><text:span text:style-name="T439"><text:s text:c="12"/>System.out.print(k++%2);</text:span><text:span text:style-name="T440"/></text:p>
      <text:p text:style-name="P1"><text:span text:style-name="T441"><text:s text:c="8"/>}</text:span><text:span text:style-name="T442"/></text:p>
      <text:p text:style-name="P1"><text:span text:style-name="T443"><text:s text:c="8"/>System.out.println();</text:span><text:span text:style-name="T444"/></text:p>
      <text:p text:style-name="P1"><text:span text:style-name="T445"><text:s text:c="4"/>}</text:span><text:span text:style-name="T446"/></text:p>
      <text:p text:style-name="P1"><text:span text:style-name="T447"><text:s text:c="4"/>}</text:span><text:span text:style-name="T448"/></text:p>
      <text:p text:style-name="P1"><text:span text:style-name="T449">}</text:span><text:span text:style-name="T450"/></text:p>
      <text:p text:style-name="P1"><text:span text:style-name="T451"/></text:p>
      <text:p text:style-name="P1"><text:span text:style-name="T451"><text:s/></text:span><text:span text:style-name="T452"/></text:p>
      <text:p text:style-name="P1"><text:span text:style-name="T453">21&gt;</text:span><text:span text:style-name="T454"/></text:p>
      <text:p text:style-name="P1"><text:span text:style-name="T455">1</text:span><text:span text:style-name="T456"/></text:p>
      <text:p text:style-name="P1"><text:span text:style-name="T457">10</text:span><text:span text:style-name="T458"/></text:p>
      <text:p text:style-name="P1"><text:span text:style-name="T459">101</text:span><text:span text:style-name="T460"/></text:p>
      <text:p text:style-name="P1"><text:span text:style-name="T461">1010</text:span><text:span text:style-name="T462"/></text:p>
      <text:p text:style-name="P1"><text:span text:style-name="T463">10101</text:span><text:span text:style-name="T464"/></text:p>
      <text:p text:style-name="P1"><text:span text:style-name="T465"/></text:p>
      <text:p text:style-name="P1"><text:span text:style-name="T465">package com.day4;</text:span></text:p>
      <text:p text:style-name="P1"><text:span text:style-name="T465">public class patternThree {</text:span><text:span text:style-name="T466"/></text:p>
      <text:p text:style-name="P1"><text:span text:style-name="T467"><text:s text:c="4"/>public static void main(String[] args){</text:span><text:span text:style-name="T468"/></text:p>
      <text:p text:style-name="P1"><text:span text:style-name="T469"><text:s text:c="4"/>for(int i=1;i&lt;=5;i++){</text:span><text:span text:style-name="T470"/></text:p>
      <text:p text:style-name="P1"><text:span text:style-name="T471"><text:s text:c="4"/>for(int j=1,k=1;j&lt;=i;j++){</text:span><text:span text:style-name="T472"/></text:p>
      <text:p text:style-name="P1"><text:span text:style-name="T473"><text:s text:c="8"/>System.out.print(k++%2);</text:span><text:span text:style-name="T474"/></text:p>
      <text:p text:style-name="P1"><text:span text:style-name="T475"><text:s text:c="4"/>}</text:span><text:span text:style-name="T476"/></text:p>
      <text:p text:style-name="P1"><text:span text:style-name="T477"><text:s text:c="12"/>System.out.println();</text:span><text:span text:style-name="T478"/></text:p>
      <text:p text:style-name="P1"><text:span text:style-name="T479"/></text:p>
      <text:p text:style-name="P1"><text:span text:style-name="T479"><text:s text:c="4"/>}</text:span><text:span text:style-name="T480"/></text:p>
      <text:p text:style-name="P1"><text:span text:style-name="T481"><text:s text:c="4"/>}</text:span><text:span text:style-name="T482"/></text:p>
      <text:p text:style-name="P1"><text:span text:style-name="T483">}</text:span><text:span text:style-name="T484"/></text:p>
      <text:p text:style-name="P1"><text:span text:style-name="T485"><text:s/></text:span><text:span text:style-name="T486"/></text:p>
      <text:p text:style-name="P1"><text:span text:style-name="T487">22&gt;</text:span><text:span text:style-name="T488"/></text:p>
      <text:p text:style-name="P1"><text:span text:style-name="T489">1 2 3 4 5<text:s/></text:span><text:span text:style-name="T490"/></text:p>
      <text:p text:style-name="P1"><text:span text:style-name="T491"><text:s/>2 3 4 5<text:s/></text:span><text:span text:style-name="T492"/></text:p>
      <text:p text:style-name="P1"><text:span text:style-name="T493"><text:s text:c="2"/>3 4 5<text:s/></text:span><text:span text:style-name="T494"/></text:p>
      <text:p text:style-name="P1"><text:span text:style-name="T495"><text:s text:c="3"/>4 5<text:s/></text:span><text:span text:style-name="T496"/></text:p>
      <text:p text:style-name="P1"><text:span text:style-name="T497"><text:s text:c="4"/>5<text:s/></text:span><text:span text:style-name="T498"/></text:p>
      <text:p text:style-name="P1"><text:span text:style-name="T499"><text:s text:c="3"/>4 5<text:s/></text:span><text:span text:style-name="T500"/></text:p>
      <text:p text:style-name="P1"><text:span text:style-name="T501"><text:s text:c="2"/>3 4 5<text:s/></text:span><text:span text:style-name="T502"/></text:p>
      <text:p text:style-name="P1"><text:span text:style-name="T503"><text:s/>2 3 4 5<text:s/></text:span><text:span text:style-name="T504"/></text:p>
      <text:p text:style-name="P1"><text:span text:style-name="T505">1 2 3 4 5</text:span></text:p>
      <text:p text:style-name="P1"><text:span text:style-name="T506">package com.day4;</text:span></text:p>
      <text:p text:style-name="P1"><text:span text:style-name="T506">import java.util.Scanner;</text:span></text:p>
      <text:p text:style-name="P1"><text:span text:style-name="T506">public class NumberPattern {</text:span></text:p>
      <text:p text:style-name="P1"><text:span text:style-name="T506">public static void main(String[] args){</text:span><text:span text:style-name="T507"><text:s text:c="7"/></text:span></text:p>
      <text:p text:style-name="P1"><text:span text:style-name="T507"><text:s/>Scanner sc = new Scanner(System.in);</text:span></text:p>
      <text:p text:style-name="P1"><text:span text:style-name="T507"><text:s text:c="8"/>System.out.println("Enter number of rows you want : ");</text:span></text:p>
      <text:p text:style-name="P1"><text:span text:style-name="T507"><text:s text:c="8"/>int rows = sc.nextInt();</text:span></text:p>
      <text:p text:style-name="P1"><text:span text:style-name="T507"><text:s text:c="8"/>for(int i=1;i&lt;=rows;i++){</text:span></text:p>
      <text:p text:style-name="P1"><text:span text:style-name="T507"><text:s text:c="12"/>for(int j=1;j&lt;i;j++){</text:span></text:p>
      <text:p text:style-name="P1"><text:span text:style-name="T507"><text:s text:c="16"/>System.out.print(" ");</text:span></text:p>
      <text:p text:style-name="P1"><text:span text:style-name="T507"><text:s text:c="12"/>}</text:span></text:p>
      <text:p text:style-name="P1"><text:span text:style-name="T507"><text:s text:c="12"/>for (int k=i;k&lt;=rows;k++){</text:span></text:p>
      <text:p text:style-name="P1"><text:span text:style-name="T507"><text:s text:c="16"/>System.out.print(k+" ");</text:span></text:p>
      <text:p text:style-name="P1"><text:span text:style-name="T507"><text:s text:c="12"/>}</text:span></text:p>
      <text:p text:style-name="P1"><text:span text:style-name="T507"><text:s text:c="12"/>System.out.println();</text:span></text:p>
      <text:p text:style-name="P1"><text:span text:style-name="T507"><text:s text:c="8"/>}</text:span></text:p>
      <text:p text:style-name="P1"><text:span text:style-name="T507"><text:s text:c="8"/>for(int i=rows-1;i&gt;=1;i--){</text:span></text:p>
      <text:p text:style-name="P1"><text:span text:style-name="T507"><text:s text:c="12"/>for(int j=i;j&gt;1;j--){</text:span></text:p>
      <text:p text:style-name="P1"><text:span text:style-name="T507"><text:s text:c="16"/>System.out.print(" ");</text:span></text:p>
      <text:p text:style-name="P1"><text:span text:style-name="T507"><text:s text:c="12"/>}</text:span></text:p>
      <text:p text:style-name="P1"><text:span text:style-name="T507"><text:s text:c="12"/>for (int k=i;k&lt;=rows;k++){</text:span></text:p>
      <text:p text:style-name="P1"><text:span text:style-name="T507"><text:s text:c="16"/>System.out.print(k+" ");</text:span></text:p>
      <text:p text:style-name="P1"><text:span text:style-name="T507"><text:s text:c="12"/>}</text:span></text:p>
      <text:p text:style-name="P1"><text:span text:style-name="T507"><text:s text:c="12"/>System.out.println();</text:span></text:p>
      <text:p text:style-name="P1"><text:span text:style-name="T507"><text:s text:c="8"/>}</text:span></text:p>
      <text:p text:style-name="P1"><text:span text:style-name="T507"><text:s text:c="4"/>}</text:span></text:p>
      <text:p text:style-name="P1"><text:span text:style-name="T507">}</text:span><text:span text:style-name="T508"/></text:p>
      <text:p text:style-name="P1"><text:span text:style-name="T509"><text:s/></text:span><text:span text:style-name="T510"/></text:p>
      <text:p text:style-name="P1"><text:span text:style-name="T511">23&gt;</text:span><text:span text:style-name="T512"/></text:p>
      <text:p text:style-name="P1"><text:span text:style-name="T513">A<text:s/></text:span><text:span text:style-name="T514"/></text:p>
      <text:p text:style-name="P1"><text:span text:style-name="T515">A B<text:s/></text:span><text:span text:style-name="T516"/></text:p>
      <text:p text:style-name="P1"><text:span text:style-name="T517">A B C<text:s/></text:span><text:span text:style-name="T518"/></text:p>
      <text:p text:style-name="P1"><text:span text:style-name="T519">A B C D<text:s/></text:span><text:span text:style-name="T520"/></text:p>
      <text:p text:style-name="P1"><text:span text:style-name="T521">A B C D E<text:s/></text:span><text:span text:style-name="T522"/></text:p>
      <text:p text:style-name="P1"><text:span text:style-name="T523">A B C D E F</text:span><text:span text:style-name="T524"/></text:p>
      <text:p text:style-name="P1"><text:span text:style-name="T525">public class patternFour {</text:span><text:span text:style-name="T526"/></text:p>
      <text:p text:style-name="P1"><text:span text:style-name="T527"><text:s text:c="4"/>public static void main(String[] args) {</text:span><text:span text:style-name="T528"/></text:p>
      <text:p text:style-name="P1"><text:span text:style-name="T529"><text:s text:c="8"/>for (int i = 1, k = 64; i &lt;= 6; i++) {</text:span><text:span text:style-name="T530"/></text:p>
      <text:p text:style-name="P1"><text:span text:style-name="T531"><text:s text:c="12"/>for (int j = 1; j &lt;= i; j++) {</text:span><text:span text:style-name="T532"/></text:p>
      <text:p text:style-name="P1"><text:span text:style-name="T533"><text:s text:c="16"/>System.out.print((char) (k + j) + " ");</text:span><text:span text:style-name="T534"/></text:p>
      <text:p text:style-name="P1"><text:span text:style-name="T535"><text:s text:c="12"/>}</text:span><text:span text:style-name="T536"/></text:p>
      <text:p text:style-name="P1"><text:span text:style-name="T537"><text:s text:c="12"/>System.out.println();</text:span><text:span text:style-name="T538"/></text:p>
      <text:p text:style-name="P1"><text:span text:style-name="T539"><text:s text:c="8"/>}</text:span><text:span text:style-name="T540"/></text:p>
      <text:p text:style-name="P1"><text:span text:style-name="T541">}</text:span><text:span text:style-name="T542"/></text:p>
      <text:p text:style-name="P1"><text:span text:style-name="T543">}</text:span><text:span text:style-name="T544"/></text:p>
      <text:p text:style-name="P1"><text:span text:style-name="T545"/></text:p>
      <text:p text:style-name="P1"><text:span text:style-name="T545"/></text:p>
      <text:p text:style-name="P1"><text:span text:style-name="T545">24&gt;</text:span><text:span text:style-name="T546"/></text:p>
      <text:p text:style-name="P1"><text:span text:style-name="T547">A<text:s/></text:span><text:span text:style-name="T548"/></text:p>
      <text:p text:style-name="P1"><text:span text:style-name="T549">B C<text:s/></text:span><text:span text:style-name="T550"/></text:p>
      <text:p text:style-name="P1"><text:span text:style-name="T551">D E F<text:s/></text:span><text:span text:style-name="T552"/></text:p>
      <text:p text:style-name="P1"><text:span text:style-name="T553">G H I J</text:span><text:span text:style-name="T554"/></text:p>
      <text:p text:style-name="P1"><text:span text:style-name="T555">K L M N O</text:span><text:span text:style-name="T556"/></text:p>
      <text:p text:style-name="P1"><text:span text:style-name="T557">P Q R S T U</text:span><text:span text:style-name="T558"/></text:p>
      <text:p text:style-name="P1"><text:span text:style-name="T559"/></text:p>
      <text:p text:style-name="P1"><text:span text:style-name="T559">public class patternFour {</text:span><text:span text:style-name="T560"/></text:p>
      <text:p text:style-name="P1"><text:span text:style-name="T561"><text:s text:c="4"/>public static void main(String[] args) {</text:span><text:span text:style-name="T562"/></text:p>
      <text:p text:style-name="P1"><text:span text:style-name="T563"><text:s text:c="8"/>for (int i = 1, k = 65; i &lt;= 6; i++) {</text:span><text:span text:style-name="T564"/></text:p>
      <text:p text:style-name="P1"><text:span text:style-name="T565"><text:s text:c="12"/>for (int j = 1; j &lt;= i; j++) {</text:span><text:span text:style-name="T566"/></text:p>
      <text:p text:style-name="P1"><text:span text:style-name="T567"><text:s text:c="16"/>System.out.print((char) (k ++) + " ");</text:span><text:span text:style-name="T568"/></text:p>
      <text:p text:style-name="P1"><text:span text:style-name="T569"><text:s text:c="12"/>}</text:span><text:span text:style-name="T570"/></text:p>
      <text:p text:style-name="P1"><text:span text:style-name="T571"><text:s text:c="12"/>System.out.println();</text:span><text:span text:style-name="T572"/></text:p>
      <text:p text:style-name="P1"><text:span text:style-name="T573"><text:s text:c="8"/>}</text:span><text:span text:style-name="T574"/></text:p>
      <text:p text:style-name="P1"><text:span text:style-name="T575"/></text:p>
      <text:p text:style-name="P1"><text:span text:style-name="T575"><text:s text:c="4"/>}</text:span><text:span text:style-name="T576"/></text:p>
      <text:p text:style-name="P1"><text:span text:style-name="T577">}</text:span><text:span text:style-name="T578"/></text:p>
      <text:p text:style-name="P1"><text:span text:style-name="T579"/></text:p>
      <text:p text:style-name="P1"><text:span text:style-name="T580">Convert Number To Words:</text:span></text:p>
      <text:p text:style-name="P1"><text:span text:style-name="T581">import java.util.Scanner;</text:span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>class EnglishNumberToWords {</text:span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><text:s text:c="4"/>static void convert_to_words(char[] num)</text:span></text:p>
      <text:p text:style-name="P1"><text:span text:style-name="T581"><text:s text:c="4"/>{</text:span></text:p>
      <text:p text:style-name="P1"><text:span text:style-name="T581"><text:s text:c="8"/>int len = num.length;</text:span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><text:s text:c="8"/>if (len == 0) {</text:span></text:p>
      <text:p text:style-name="P1"><text:span text:style-name="T581"><text:s text:c="12"/>System.out.println("empty string");</text:span></text:p>
      <text:p text:style-name="P1"><text:span text:style-name="T581"><text:s text:c="12"/>return;</text:span></text:p>
      <text:p text:style-name="P1"><text:span text:style-name="T581"><text:s text:c="8"/>}</text:span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><text:s text:c="8"/>if (len &gt; 4) {</text:span></text:p>
      <text:p text:style-name="P1"><text:span text:style-name="T581"><text:s text:c="12"/>System.out.println(</text:span></text:p>
      <text:p text:style-name="P1"><text:span text:style-name="T581"><text:s text:c="20"/>"Length more than 4 is not supported");</text:span></text:p>
      <text:p text:style-name="P1"><text:span text:style-name="T581"><text:s text:c="12"/>return;</text:span></text:p>
      <text:p text:style-name="P1"><text:span text:style-name="T581"><text:s text:c="8"/>}</text:span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><text:s text:c="8"/>String[] single_digits = new String[] {</text:span></text:p>
      <text:p text:style-name="P1"><text:span text:style-name="T581"><text:s text:c="16"/>"zero", "one", "two", "three", "four",</text:span></text:p>
      <text:p text:style-name="P1"><text:span text:style-name="T581"><text:s text:c="16"/>"five", "six", "seven", "eight", "nine"</text:span></text:p>
      <text:p text:style-name="P1"><text:span text:style-name="T581"><text:s text:c="8"/>};</text:span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><text:s text:c="8"/>String[] two_digits = new String[] {</text:span></text:p>
      <text:p text:style-name="P1"><text:span text:style-name="T581"><text:s text:c="16"/>"", "ten", "eleven", "twelve",</text:span></text:p>
      <text:p text:style-name="P1"><text:span text:style-name="T581"><text:s text:c="16"/>"thirteen", "fourteen", "fifteen", "sixteen",</text:span></text:p>
      <text:p text:style-name="P1"><text:span text:style-name="T581"><text:s text:c="16"/>"seventeen", "eighteen", "nineteen"</text:span></text:p>
      <text:p text:style-name="P1"><text:span text:style-name="T581"><text:s text:c="8"/>};</text:span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><text:s text:c="8"/>String[] tens_multiple = new String[] {</text:span></text:p>
      <text:p text:style-name="P1"><text:span text:style-name="T581"><text:s text:c="16"/>"", "", "twenty", "thirty", "forty",</text:span></text:p>
      <text:p text:style-name="P1"><text:span text:style-name="T581"><text:s text:c="16"/>"fifty", "sixty", "seventy", "eighty", "ninety"</text:span></text:p>
      <text:p text:style-name="P1"><text:span text:style-name="T581"><text:s text:c="8"/>};</text:span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><text:s text:c="8"/>String[] tens_power</text:span></text:p>
      <text:p text:style-name="P1"><text:span text:style-name="T581"><text:s text:c="16"/>= new String[] { "hundred", "thousand" };</text:span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><text:s text:c="8"/>System.out.print(String.valueOf(num) + ": ");</text:span></text:p>
      <text:p text:style-name="P1"><text:span text:style-name="T581"><text:s text:c="8"/>if (len == 1) {</text:span></text:p>
      <text:p text:style-name="P1"><text:span text:style-name="T581"><text:s text:c="12"/>System.out.println(single_digits[num[0] - '0']);</text:span></text:p>
      <text:p text:style-name="P1"><text:span text:style-name="T581"><text:s text:c="12"/>return;</text:span></text:p>
      <text:p text:style-name="P1"><text:span text:style-name="T581"><text:s text:c="8"/>}</text:span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><text:s text:c="8"/>int x = 0;</text:span></text:p>
      <text:p text:style-name="P1"><text:span text:style-name="T581"><text:s text:c="8"/>while (x &lt; num.length) {</text:span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><text:s text:c="12"/>if (len &gt;= 3) {</text:span></text:p>
      <text:p text:style-name="P1"><text:span text:style-name="T581"><text:s text:c="16"/>if (num[x] - '0' != 0) {</text:span></text:p>
      <text:p text:style-name="P1"><text:span text:style-name="T581"><text:s text:c="20"/>System.out.print(</text:span></text:p>
      <text:p text:style-name="P1"><text:span text:style-name="T581"><text:s text:c="28"/>single_digits[num[x] - '0'] + " ");</text:span></text:p>
      <text:p text:style-name="P1"><text:span text:style-name="T581"><text:s text:c="20"/>System.out.print(tens_power[len - 3]</text:span></text:p>
      <text:p text:style-name="P1"><text:span text:style-name="T581"><text:s text:c="28"/>+ " ");</text:span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><text:s text:c="16"/>}</text:span></text:p>
      <text:p text:style-name="P1"><text:span text:style-name="T581"><text:s text:c="16"/>--len;</text:span></text:p>
      <text:p text:style-name="P1"><text:span text:style-name="T581"><text:s text:c="12"/>}</text:span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><text:s text:c="12"/>else {</text:span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><text:s text:c="16"/>if (num[x] - '0' == 1) {</text:span></text:p>
      <text:p text:style-name="P1"><text:span text:style-name="T581"><text:s text:c="20"/>int sum</text:span></text:p>
      <text:p text:style-name="P1"><text:span text:style-name="T581"><text:s text:c="28"/>= num[x] - '0' + num[x + 1] - '0';</text:span></text:p>
      <text:p text:style-name="P1"><text:span text:style-name="T581"><text:s text:c="20"/>System.out.println(two_digits[sum]);</text:span></text:p>
      <text:p text:style-name="P1"><text:span text:style-name="T581"><text:s text:c="20"/>return;</text:span></text:p>
      <text:p text:style-name="P1"><text:span text:style-name="T581"><text:s text:c="16"/>}</text:span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><text:s text:c="16"/>else if (num[x] - '0' == 2</text:span></text:p>
      <text:p text:style-name="P1"><text:span text:style-name="T581"><text:s text:c="24"/>&amp;&amp; num[x + 1] - '0' == 0) {</text:span></text:p>
      <text:p text:style-name="P1"><text:span text:style-name="T581"><text:s text:c="20"/>System.out.println("twenty");</text:span></text:p>
      <text:p text:style-name="P1"><text:span text:style-name="T581"><text:s text:c="20"/>return;</text:span></text:p>
      <text:p text:style-name="P1"><text:span text:style-name="T581"><text:s text:c="16"/>}</text:span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><text:s text:c="16"/>else {</text:span></text:p>
      <text:p text:style-name="P1"><text:span text:style-name="T581"><text:s text:c="20"/>int i = (num[x] - '0');</text:span></text:p>
      <text:p text:style-name="P1"><text:span text:style-name="T581"><text:s text:c="20"/>if (i &gt; 0)</text:span></text:p>
      <text:p text:style-name="P1"><text:span text:style-name="T581"><text:s text:c="24"/>System.out.print(tens_multiple[i]</text:span></text:p>
      <text:p text:style-name="P1"><text:span text:style-name="T581"><text:s text:c="32"/>+ " ");</text:span></text:p>
      <text:p text:style-name="P1"><text:span text:style-name="T581"><text:s text:c="20"/>else</text:span></text:p>
      <text:p text:style-name="P1"><text:span text:style-name="T581"><text:s text:c="24"/>System.out.print("");</text:span></text:p>
      <text:p text:style-name="P1"><text:span text:style-name="T581"><text:s text:c="20"/>++x;</text:span></text:p>
      <text:p text:style-name="P1"><text:span text:style-name="T581"><text:s text:c="20"/>if (num[x] - '0' != 0)</text:span></text:p>
      <text:p text:style-name="P1"><text:span text:style-name="T581"><text:s text:c="24"/>System.out.println(</text:span></text:p>
      <text:p text:style-name="P1"><text:span text:style-name="T581"><text:s text:c="32"/>single_digits[num[x] - '0']);</text:span></text:p>
      <text:p text:style-name="P1"><text:span text:style-name="T581"><text:s text:c="16"/>}</text:span></text:p>
      <text:p text:style-name="P1"><text:span text:style-name="T581"><text:s text:c="12"/>}</text:span></text:p>
      <text:p text:style-name="P1"><text:span text:style-name="T581"><text:s text:c="12"/>++x;</text:span></text:p>
      <text:p text:style-name="P1"><text:span text:style-name="T581"><text:s text:c="8"/>}</text:span></text:p>
      <text:p text:style-name="P1"><text:span text:style-name="T581"><text:s text:c="4"/>}</text:span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><text:s text:c="4"/>public static void main(String[] args)</text:span></text:p>
      <text:p text:style-name="P1"><text:span text:style-name="T581"><text:s text:c="4"/>{</text:span></text:p>
      <text:p text:style-name="P1"><text:span text:style-name="T581"><text:s text:c="8"/>Scanner scan = new Scanner(System.in);</text:span></text:p>
      <text:p text:style-name="P1"><text:span text:style-name="T581"><text:s text:c="8"/>System.out.println("enter the number to be converted into words");</text:span></text:p>
      <text:p text:style-name="P1"><text:span text:style-name="T581"><text:s text:c="8"/>String conv = scan.next();</text:span></text:p>
      <text:p text:style-name="P1"><text:span text:style-name="T581"><text:s text:c="8"/>convert_to_words(conv.toCharArray());</text:span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><text:s text:c="4"/>}</text:span></text:p>
      <text:p text:style-name="P1"><text:span text:style-name="T581">}</text:span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1"><text:span text:style-name="T581"/></text:p>
      <text:p text:style-name="P2"><text:span text:style-name="T58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